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7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02126131001393">
            <text:p>0.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">
            <text:p>0</text:p>
          </table:table-cell>
          <table:table-cell table:formula="of:=COUNTIF([.A$1:.A$20];[.$G1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COUNTIF([.B$1:.B$20];[.$I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.C$1:.C$20];[.$K1]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212704536601409">
            <text:p>0.2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">
            <text:p>0</text:p>
          </table:table-cell>
          <table:table-cell table:formula="of:=COUNTIF([.N$1:.N$20];[.T1]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COUNTIF([.O$1:.O$20];[.V1])" office:value-type="float" office:value="2">
            <text:p>2</text:p>
          </table:table-cell>
          <table:table-cell office:value-type="float" office:value="0.7">
            <text:p>0.7</text:p>
          </table:table-cell>
          <table:table-cell table:formula="of:=COUNTIF([.P$1:.P$20];[.X1])" office:value-type="float" office:value="0">
            <text:p>0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1])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COUNTIF([.AB$1:.AB$20];[.AI1])" office:value-type="float" office:value="0">
            <text:p>0</text:p>
          </table:table-cell>
          <table:table-cell office:value-type="float" office:value="0.6">
            <text:p>0.6</text:p>
          </table:table-cell>
          <table:table-cell table:formula="of:=COUNTIF([.AC$1:.AC$20];[.AK1])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48196579063383">
            <text:p>0.15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11257181377752">
            <text:p>0.1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1">
            <text:p>0.1</text:p>
          </table:table-cell>
          <table:table-cell table:formula="of:=COUNTIF([.A$1:.A$20];[.$G2])" office:value-type="float" office:value="5">
            <text:p>5</text:p>
          </table:table-cell>
          <table:table-cell office:value-type="float" office:value="0.1">
            <text:p>0.1</text:p>
          </table:table-cell>
          <table:table-cell table:formula="of:=COUNTIF([.B$1:.B$20];[.$I2])"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COUNTIF([.C$1:.C$20];[.$K2])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228694721177104">
            <text:p>0.23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03">
            <text:p>0.03</text:p>
          </table:table-cell>
          <table:table-cell table:formula="of:=COUNTIF([.N$1:.N$20];[.T2])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formula="of:=COUNTIF([.O$1:.O$20];[.V2])" office:value-type="float" office:value="2">
            <text:p>2</text:p>
          </table:table-cell>
          <table:table-cell office:value-type="float" office:value="0.73">
            <text:p>0.73</text:p>
          </table:table-cell>
          <table:table-cell table:formula="of:=COUNTIF([.P$1:.P$20];[.X2])" office:value-type="float" office:value="1">
            <text:p>1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2])" office:value-type="float" office:value="0">
            <text:p>0</text:p>
          </table:table-cell>
          <table:table-cell office:value-type="float" office:value="0.21">
            <text:p>0.21</text:p>
          </table:table-cell>
          <table:table-cell table:formula="of:=COUNTIF([.AB$1:.AB$20];[.AI2])" office:value-type="float" office:value="0">
            <text:p>0</text:p>
          </table:table-cell>
          <table:table-cell office:value-type="float" office:value="0.63">
            <text:p>0.63</text:p>
          </table:table-cell>
          <table:table-cell table:formula="of:=COUNTIF([.AC$1:.AC$20];[.AK2])" office:value-type="float" office:value="0">
            <text:p>0</text:p>
          </table:table-cell>
          <table:table-cell table:number-columns-repeated="4"/>
          <table:table-cell office:value-type="float" office:value="0.001">
            <text:p>0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1971575389596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19769636096876">
            <text:p>0.1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2">
            <text:p>0.2</text:p>
          </table:table-cell>
          <table:table-cell table:formula="of:=COUNTIF([.A$1:.A$20];[.$G3])" office:value-type="float" office:value="5">
            <text:p>5</text:p>
          </table:table-cell>
          <table:table-cell office:value-type="float" office:value="0.2">
            <text:p>0.2</text:p>
          </table:table-cell>
          <table:table-cell table:formula="of:=COUNTIF([.B$1:.B$20];[.$I3])" office:value-type="float" office:value="3">
            <text:p>3</text:p>
          </table:table-cell>
          <table:table-cell office:value-type="float" office:value="0.2">
            <text:p>0.2</text:p>
          </table:table-cell>
          <table:table-cell table:formula="of:=COUNTIF([.C$1:.C$20];[.$K3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96306153533949">
            <text:p>0.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06">
            <text:p>0.06</text:p>
          </table:table-cell>
          <table:table-cell table:formula="of:=COUNTIF([.N$1:.N$20];[.T3])" office:value-type="float" office:value="0">
            <text:p>0</text:p>
          </table:table-cell>
          <table:table-cell office:value-type="float" office:value="0.1">
            <text:p>0.1</text:p>
          </table:table-cell>
          <table:table-cell table:formula="of:=COUNTIF([.O$1:.O$20];[.V3])" office:value-type="float" office:value="3">
            <text:p>3</text:p>
          </table:table-cell>
          <table:table-cell office:value-type="float" office:value="0.76">
            <text:p>0.76</text:p>
          </table:table-cell>
          <table:table-cell table:formula="of:=COUNTIF([.P$1:.P$20];[.X3])" office:value-type="float" office:value="2">
            <text:p>2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3])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formula="of:=COUNTIF([.AB$1:.AB$20];[.AI3])" office:value-type="float" office:value="0">
            <text:p>0</text:p>
          </table:table-cell>
          <table:table-cell office:value-type="float" office:value="0.66">
            <text:p>0.66</text:p>
          </table:table-cell>
          <table:table-cell table:formula="of:=COUNTIF([.AC$1:.AC$20];[.AK3])" office:value-type="float" office:value="0">
            <text:p>0</text:p>
          </table:table-cell>
          <table:table-cell table:number-columns-repeated="4"/>
          <table:table-cell office:value-type="float" office:value="0.004">
            <text:p>0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19619885564469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29931679235293">
            <text:p>0.13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3">
            <text:p>0.3</text:p>
          </table:table-cell>
          <table:table-cell table:formula="of:=COUNTIF([.A$1:.A$20];[.$G4])" office:value-type="float" office:value="2">
            <text:p>2</text:p>
          </table:table-cell>
          <table:table-cell office:value-type="float" office:value="0.3">
            <text:p>0.3</text:p>
          </table:table-cell>
          <table:table-cell table:formula="of:=COUNTIF([.B$1:.B$20];[.$I4])" office:value-type="float" office:value="1">
            <text:p>1</text:p>
          </table:table-cell>
          <table:table-cell office:value-type="float" office:value="0.3">
            <text:p>0.3</text:p>
          </table:table-cell>
          <table:table-cell table:formula="of:=COUNTIF([.C$1:.C$20];[.$K4])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19078730992529">
            <text:p>0.1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09">
            <text:p>0.09</text:p>
          </table:table-cell>
          <table:table-cell table:formula="of:=COUNTIF([.N$1:.N$20];[.T4])" office:value-type="float" office:value="0">
            <text:p>0</text:p>
          </table:table-cell>
          <table:table-cell office:value-type="float" office:value="0.15">
            <text:p>0.15</text:p>
          </table:table-cell>
          <table:table-cell table:formula="of:=COUNTIF([.O$1:.O$20];[.V4])" office:value-type="float" office:value="2">
            <text:p>2</text:p>
          </table:table-cell>
          <table:table-cell office:value-type="float" office:value="0.79">
            <text:p>0.79</text:p>
          </table:table-cell>
          <table:table-cell table:formula="of:=COUNTIF([.P$1:.P$20];[.X4])" office:value-type="float" office:value="3">
            <text:p>3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4])" office:value-type="float" office:value="0">
            <text:p>0</text:p>
          </table:table-cell>
          <table:table-cell office:value-type="float" office:value="0.23">
            <text:p>0.23</text:p>
          </table:table-cell>
          <table:table-cell table:formula="of:=COUNTIF([.AB$1:.AB$20];[.AI4])" office:value-type="float" office:value="0">
            <text:p>0</text:p>
          </table:table-cell>
          <table:table-cell office:value-type="float" office:value="0.69">
            <text:p>0.69</text:p>
          </table:table-cell>
          <table:table-cell table:formula="of:=COUNTIF([.AC$1:.AC$20];[.AK4])" office:value-type="float" office:value="0">
            <text:p>0</text:p>
          </table:table-cell>
          <table:table-cell table:number-columns-repeated="4"/>
          <table:table-cell office:value-type="float" office:value="0.011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792698145379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0993046630263136">
            <text:p>0.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4">
            <text:p>0.4</text:p>
          </table:table-cell>
          <table:table-cell table:formula="of:=COUNTIF([.A$1:.A$20];[.$G5])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B$1:.B$20];[.$I5])" office:value-type="float" office:value="4">
            <text:p>4</text:p>
          </table:table-cell>
          <table:table-cell office:value-type="float" office:value="0.4">
            <text:p>0.4</text:p>
          </table:table-cell>
          <table:table-cell table:formula="of:=COUNTIF([.C$1:.C$20];[.$K5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0988670742431417">
            <text:p>0.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12">
            <text:p>0.12</text:p>
          </table:table-cell>
          <table:table-cell table:formula="of:=COUNTIF([.N$1:.N$20];[.T5])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COUNTIF([.O$1:.O$20];[.V5])" office:value-type="float" office:value="1">
            <text:p>1</text:p>
          </table:table-cell>
          <table:table-cell office:value-type="float" office:value="0.82">
            <text:p>0.82</text:p>
          </table:table-cell>
          <table:table-cell table:formula="of:=COUNTIF([.P$1:.P$20];[.X5])" office:value-type="float" office:value="1">
            <text:p>1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5])" office:value-type="float" office:value="0">
            <text:p>0</text:p>
          </table:table-cell>
          <table:table-cell office:value-type="float" office:value="0.24">
            <text:p>0.24</text:p>
          </table:table-cell>
          <table:table-cell table:formula="of:=COUNTIF([.AB$1:.AB$20];[.AI5])" office:value-type="float" office:value="0">
            <text:p>0</text:p>
          </table:table-cell>
          <table:table-cell office:value-type="float" office:value="0.72">
            <text:p>0.72</text:p>
          </table:table-cell>
          <table:table-cell table:formula="of:=COUNTIF([.AC$1:.AC$20];[.AK5])" office:value-type="float" office:value="0">
            <text:p>0</text:p>
          </table:table-cell>
          <table:table-cell table:number-columns-repeated="4"/>
          <table:table-cell office:value-type="float" office:value="0.017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988633421426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49639502417701">
            <text:p>0.15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5">
            <text:p>0.5</text:p>
          </table:table-cell>
          <table:table-cell table:formula="of:=COUNTIF([.A$1:.A$20];[.$G6])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COUNTIF([.B$1:.B$20];[.$I6])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COUNTIF([.C$1:.C$20];[.$K6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16704648564424">
            <text:p>0.1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15">
            <text:p>0.15</text:p>
          </table:table-cell>
          <table:table-cell table:formula="of:=COUNTIF([.N$1:.N$20];[.T6])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COUNTIF([.O$1:.O$20];[.V6])"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COUNTIF([.P$1:.P$20];[.X6])" office:value-type="float" office:value="3">
            <text:p>3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6])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COUNTIF([.AB$1:.AB$20];[.AI6])"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COUNTIF([.AC$1:.AC$20];[.AK6])" office:value-type="float" office:value="0">
            <text:p>0</text:p>
          </table:table-cell>
          <table:table-cell table:number-columns-repeated="4"/>
          <table:table-cell office:value-type="float" office:value="0.022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47000674110652">
            <text:p>0.25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0878214563122648">
            <text:p>0.09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6">
            <text:p>0.6</text:p>
          </table:table-cell>
          <table:table-cell table:formula="of:=COUNTIF([.A$1:.A$20];[.$G7])" office:value-type="float" office:value="0">
            <text:p>0</text:p>
          </table:table-cell>
          <table:table-cell office:value-type="float" office:value="0.6">
            <text:p>0.6</text:p>
          </table:table-cell>
          <table:table-cell table:formula="of:=COUNTIF([.B$1:.B$20];[.$I7])"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f:=COUNTIF([.C$1:.C$20];[.$K7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19361437605111">
            <text:p>0.1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18">
            <text:p>0.18</text:p>
          </table:table-cell>
          <table:table-cell table:formula="of:=COUNTIF([.N$1:.N$20];[.T7])" office:value-type="float" office:value="0">
            <text:p>0</text:p>
          </table:table-cell>
          <table:table-cell office:value-type="float" office:value="0.3">
            <text:p>0.3</text:p>
          </table:table-cell>
          <table:table-cell table:formula="of:=COUNTIF([.O$1:.O$20];[.V7])" office:value-type="float" office:value="2">
            <text:p>2</text:p>
          </table:table-cell>
          <table:table-cell office:value-type="float" office:value="0.88">
            <text:p>0.88</text:p>
          </table:table-cell>
          <table:table-cell table:formula="of:=COUNTIF([.P$1:.P$20];[.X7])" office:value-type="float" office:value="1">
            <text:p>1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7])" office:value-type="float" office:value="0">
            <text:p>0</text:p>
          </table:table-cell>
          <table:table-cell office:value-type="float" office:value="0.26">
            <text:p>0.26</text:p>
          </table:table-cell>
          <table:table-cell table:formula="of:=COUNTIF([.AB$1:.AB$20];[.AI7])" office:value-type="float" office:value="0">
            <text:p>0</text:p>
          </table:table-cell>
          <table:table-cell office:value-type="float" office:value="0.78">
            <text:p>0.78</text:p>
          </table:table-cell>
          <table:table-cell table:formula="of:=COUNTIF([.AC$1:.AC$20];[.AK7])" office:value-type="float" office:value="0">
            <text:p>0</text:p>
          </table:table-cell>
          <table:table-cell table:number-columns-repeated="4"/>
          <table:table-cell office:value-type="float" office:value="0.024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50520044878508">
            <text:p>0.25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53993464159006">
            <text:p>0.35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7">
            <text:p>0.7</text:p>
          </table:table-cell>
          <table:table-cell table:formula="of:=COUNTIF([.A$1:.A$20];[.$G8])" office:value-type="float" office:value="0">
            <text:p>0</text:p>
          </table:table-cell>
          <table:table-cell office:value-type="float" office:value="0.7">
            <text:p>0.7</text:p>
          </table:table-cell>
          <table:table-cell table:formula="of:=COUNTIF([.B$1:.B$20];[.$I8])" office:value-type="float" office:value="1">
            <text:p>1</text:p>
          </table:table-cell>
          <table:table-cell office:value-type="float" office:value="0.7">
            <text:p>0.7</text:p>
          </table:table-cell>
          <table:table-cell table:formula="of:=COUNTIF([.C$1:.C$20];[.$K8])"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0978678043353012">
            <text:p>0.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21">
            <text:p>0.21</text:p>
          </table:table-cell>
          <table:table-cell table:formula="of:=COUNTIF([.N$1:.N$20];[.T8])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formula="of:=COUNTIF([.O$1:.O$20];[.V8])" office:value-type="float" office:value="2">
            <text:p>2</text:p>
          </table:table-cell>
          <table:table-cell office:value-type="float" office:value="0.909999999999999">
            <text:p>0.91</text:p>
          </table:table-cell>
          <table:table-cell table:formula="of:=COUNTIF([.P$1:.P$20];[.X8])" office:value-type="float" office:value="3">
            <text:p>3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8])" office:value-type="float" office:value="0">
            <text:p>0</text:p>
          </table:table-cell>
          <table:table-cell office:value-type="float" office:value="0.27">
            <text:p>0.27</text:p>
          </table:table-cell>
          <table:table-cell table:formula="of:=COUNTIF([.AB$1:.AB$20];[.AI8])" office:value-type="float" office:value="0">
            <text:p>0</text:p>
          </table:table-cell>
          <table:table-cell office:value-type="float" office:value="0.809999999999999">
            <text:p>0.81</text:p>
          </table:table-cell>
          <table:table-cell table:formula="of:=COUNTIF([.AC$1:.AC$20];[.AK8])" office:value-type="float" office:value="0">
            <text:p>0</text:p>
          </table:table-cell>
          <table:table-cell table:number-columns-repeated="4"/>
          <table:table-cell office:value-type="float" office:value="0.039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428960633337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2289293769958">
            <text:p>0.1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8">
            <text:p>0.8</text:p>
          </table:table-cell>
          <table:table-cell table:formula="of:=COUNTIF([.A$1:.A$20];[.$G9])"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COUNTIF([.B$1:.B$20];[.$I9])"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COUNTIF([.C$1:.C$20];[.$K9])"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09298295129842">
            <text:p>0.1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24">
            <text:p>0.24</text:p>
          </table:table-cell>
          <table:table-cell table:formula="of:=COUNTIF([.N$1:.N$20];[.T9])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O$1:.O$20];[.V9])" office:value-type="float" office:value="4">
            <text:p>4</text:p>
          </table:table-cell>
          <table:table-cell office:value-type="float" office:value="0.939999999999999">
            <text:p>0.94</text:p>
          </table:table-cell>
          <table:table-cell table:formula="of:=COUNTIF([.P$1:.P$20];[.X9])" office:value-type="float" office:value="3">
            <text:p>3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9])" office:value-type="float" office:value="0">
            <text:p>0</text:p>
          </table:table-cell>
          <table:table-cell office:value-type="float" office:value="0.28">
            <text:p>0.28</text:p>
          </table:table-cell>
          <table:table-cell table:formula="of:=COUNTIF([.AB$1:.AB$20];[.AI9])" office:value-type="float" office:value="0">
            <text:p>0</text:p>
          </table:table-cell>
          <table:table-cell office:value-type="float" office:value="0.839999999999999">
            <text:p>0.84</text:p>
          </table:table-cell>
          <table:table-cell table:formula="of:=COUNTIF([.AC$1:.AC$20];[.AK9])" office:value-type="float" office:value="0">
            <text:p>0</text:p>
          </table:table-cell>
          <table:table-cell table:number-columns-repeated="4"/>
          <table:table-cell office:value-type="float" office:value="0.042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220835384045">
            <text:p>0.13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13223065314091">
            <text:p>0.1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9">
            <text:p>0.9</text:p>
          </table:table-cell>
          <table:table-cell table:formula="of:=COUNTIF([.A$1:.A$20];[.$G10])" office:value-type="float" office:value="0">
            <text:p>0</text:p>
          </table:table-cell>
          <table:table-cell office:value-type="float" office:value="0.9">
            <text:p>0.9</text:p>
          </table:table-cell>
          <table:table-cell table:formula="of:=COUNTIF([.B$1:.B$20];[.$I10])" office:value-type="float" office:value="1">
            <text:p>1</text:p>
          </table:table-cell>
          <table:table-cell office:value-type="float" office:value="0.9">
            <text:p>0.9</text:p>
          </table:table-cell>
          <table:table-cell table:formula="of:=COUNTIF([.C$1:.C$20];[.$K10])"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24995043304029">
            <text:p>0.12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27">
            <text:p>0.27</text:p>
          </table:table-cell>
          <table:table-cell table:formula="of:=COUNTIF([.N$1:.N$20];[.T10])" office:value-type="float" office:value="0">
            <text:p>0</text:p>
          </table:table-cell>
          <table:table-cell office:value-type="float" office:value="0.45">
            <text:p>0.45</text:p>
          </table:table-cell>
          <table:table-cell table:formula="of:=COUNTIF([.O$1:.O$20];[.V10])" office:value-type="float" office:value="0">
            <text:p>0</text:p>
          </table:table-cell>
          <table:table-cell office:value-type="float" office:value="0.969999999999999">
            <text:p>0.97</text:p>
          </table:table-cell>
          <table:table-cell table:formula="of:=COUNTIF([.P$1:.P$20];[.X10])" office:value-type="float" office:value="3">
            <text:p>3</text:p>
          </table:table-cell>
          <table:table-cell table:number-columns-repeated="7"/>
          <table:table-cell office:value-type="float" office:value="0.03">
            <text:p>0.03</text:p>
          </table:table-cell>
          <table:table-cell table:formula="of:=COUNTIF([.AA$1:.AA$20];[.AG10])" office:value-type="float" office:value="0">
            <text:p>0</text:p>
          </table:table-cell>
          <table:table-cell office:value-type="float" office:value="0.29">
            <text:p>0.29</text:p>
          </table:table-cell>
          <table:table-cell table:formula="of:=COUNTIF([.AB$1:.AB$20];[.AI10])" office:value-type="float" office:value="0">
            <text:p>0</text:p>
          </table:table-cell>
          <table:table-cell office:value-type="float" office:value="0.869999999999999">
            <text:p>0.87</text:p>
          </table:table-cell>
          <table:table-cell table:formula="of:=COUNTIF([.AC$1:.AC$20];[.AK10])" office:value-type="float" office:value="0">
            <text:p>0</text:p>
          </table:table-cell>
          <table:table-cell table:number-columns-repeated="4"/>
          <table:table-cell office:value-type="float" office:value="0.044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593578921096">
            <text:p>0.13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877216226239932">
            <text:p>0.09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254358976751346">
            <text:p>0.25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  <table:table-cell table:number-columns-repeated="8"/>
          <table:table-cell office:value-type="string">
            <text:p>Random</text:p>
          </table:table-cell>
          <table:table-cell office:value-type="float" office:value="0.3">
            <text:p>0.3</text:p>
          </table:table-cell>
          <table:table-cell table:formula="of:=COUNTIF([.AB$1:.AB$20];[.AI11])" office:value-type="float" office:value="0">
            <text:p>0</text:p>
          </table:table-cell>
          <table:table-cell/>
          <table:table-cell office:value-type="string">
            <text:p>Mutation</text:p>
          </table:table-cell>
          <table:table-cell table:number-columns-repeated="4"/>
          <table:table-cell office:value-type="float" office:value="0.048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2207630745977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0876773039306016">
            <text:p>0.09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1]*[.G1]" office:value-type="float" office:value="0">
            <text:p>0</text:p>
          </table:table-cell>
          <table:table-cell/>
          <table:table-cell table:formula="of:=[.J1]*[.I1]" office:value-type="float" office:value="0">
            <text:p>0</text:p>
          </table:table-cell>
          <table:table-cell/>
          <table:table-cell table:formula="of:=[.L1]*[.K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272044467977411">
            <text:p>0.27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1]*[.T1]" office:value-type="float" office:value="0">
            <text:p>0</text:p>
          </table:table-cell>
          <table:table-cell/>
          <table:table-cell table:formula="of:=[.W1]*[.V1]" office:value-type="float" office:value="0">
            <text:p>0</text:p>
          </table:table-cell>
          <table:table-cell/>
          <table:table-cell table:formula="of:=[.Y1]*[.X1]" office:value-type="float" office:value="0">
            <text:p>0</text:p>
          </table:table-cell>
          <table:table-cell table:number-columns-repeated="8"/>
          <table:table-cell table:formula="of:=[.AH1]*[.AG1]" office:value-type="float" office:value="0">
            <text:p>0</text:p>
          </table:table-cell>
          <table:table-cell office:value-type="float" office:value="0.31">
            <text:p>0.31</text:p>
          </table:table-cell>
          <table:table-cell table:formula="of:=COUNTIF([.AB$1:.AB$20];[.AI12])" office:value-type="float" office:value="0">
            <text:p>0</text:p>
          </table:table-cell>
          <table:table-cell/>
          <table:table-cell table:formula="of:=[.AL1]*[.AK1]" office:value-type="float" office:value="0">
            <text:p>0</text:p>
          </table:table-cell>
          <table:table-cell table:number-columns-repeated="4"/>
          <table:table-cell office:value-type="float" office:value="0.052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871417475094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36503908208988">
            <text:p>0.14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2]*[.G2]" office:value-type="float" office:value="0.5">
            <text:p>0.5</text:p>
          </table:table-cell>
          <table:table-cell/>
          <table:table-cell table:formula="of:=[.J2]*[.I2]" office:value-type="float" office:value="0.1">
            <text:p>0.1</text:p>
          </table:table-cell>
          <table:table-cell/>
          <table:table-cell table:formula="of:=[.L2]*[.K2]"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240716283387721">
            <text:p>0.24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2]*[.T2]" office:value-type="float" office:value="0">
            <text:p>0</text:p>
          </table:table-cell>
          <table:table-cell/>
          <table:table-cell table:formula="of:=[.W2]*[.V2]" office:value-type="float" office:value="0.1">
            <text:p>0.1</text:p>
          </table:table-cell>
          <table:table-cell/>
          <table:table-cell table:formula="of:=[.Y2]*[.X2]" office:value-type="float" office:value="0.73">
            <text:p>0.73</text:p>
          </table:table-cell>
          <table:table-cell table:number-columns-repeated="8"/>
          <table:table-cell table:formula="of:=[.AH2]*[.AG2]" office:value-type="float" office:value="0">
            <text:p>0</text:p>
          </table:table-cell>
          <table:table-cell office:value-type="float" office:value="0.32">
            <text:p>0.32</text:p>
          </table:table-cell>
          <table:table-cell table:formula="of:=COUNTIF([.AB$1:.AB$20];[.AI13])" office:value-type="float" office:value="0">
            <text:p>0</text:p>
          </table:table-cell>
          <table:table-cell/>
          <table:table-cell table:formula="of:=[.AL2]*[.AK2]" office:value-type="float" office:value="0">
            <text:p>0</text:p>
          </table:table-cell>
          <table:table-cell table:number-columns-repeated="4"/>
          <table:table-cell office:value-type="float" office:value="0.057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752659704744">
            <text:p>0.13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57615001177944">
            <text:p>0.16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3]*[.G3]" office:value-type="float" office:value="1">
            <text:p>1</text:p>
          </table:table-cell>
          <table:table-cell/>
          <table:table-cell table:formula="of:=[.J3]*[.I3]" office:value-type="float" office:value="0.6">
            <text:p>0.6</text:p>
          </table:table-cell>
          <table:table-cell/>
          <table:table-cell table:formula="of:=[.L3]*[.K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258304273488324">
            <text:p>0.26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3]*[.T3]" office:value-type="float" office:value="0">
            <text:p>0</text:p>
          </table:table-cell>
          <table:table-cell/>
          <table:table-cell table:formula="of:=[.W3]*[.V3]" office:value-type="float" office:value="0.3">
            <text:p>0.3</text:p>
          </table:table-cell>
          <table:table-cell/>
          <table:table-cell table:formula="of:=[.Y3]*[.X3]" office:value-type="float" office:value="1.52">
            <text:p>1.52</text:p>
          </table:table-cell>
          <table:table-cell table:number-columns-repeated="8"/>
          <table:table-cell table:formula="of:=[.AH3]*[.AG3]" office:value-type="float" office:value="0">
            <text:p>0</text:p>
          </table:table-cell>
          <table:table-cell office:value-type="float" office:value="0.33">
            <text:p>0.33</text:p>
          </table:table-cell>
          <table:table-cell table:formula="of:=COUNTIF([.AB$1:.AB$20];[.AI14])" office:value-type="float" office:value="0">
            <text:p>0</text:p>
          </table:table-cell>
          <table:table-cell/>
          <table:table-cell table:formula="of:=[.AL3]*[.AK3]" office:value-type="float" office:value="0">
            <text:p>0</text:p>
          </table:table-cell>
          <table:table-cell table:number-columns-repeated="4"/>
          <table:table-cell office:value-type="float" office:value="0.062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368314000275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71454096330179">
            <text:p>0.17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4]*[.G4]" office:value-type="float" office:value="0.6">
            <text:p>0.6</text:p>
          </table:table-cell>
          <table:table-cell/>
          <table:table-cell table:formula="of:=[.J4]*[.I4]" office:value-type="float" office:value="0.3">
            <text:p>0.3</text:p>
          </table:table-cell>
          <table:table-cell/>
          <table:table-cell table:formula="of:=[.L4]*[.K4]" office:value-type="float" office:value="0.6">
            <text:p>0.6</text:p>
          </table:table-cell>
          <table:table-cell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28213046956822">
            <text:p>0.13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4]*[.T4]" office:value-type="float" office:value="0">
            <text:p>0</text:p>
          </table:table-cell>
          <table:table-cell/>
          <table:table-cell table:formula="of:=[.W4]*[.V4]" office:value-type="float" office:value="0.3">
            <text:p>0.3</text:p>
          </table:table-cell>
          <table:table-cell/>
          <table:table-cell table:formula="of:=[.Y4]*[.X4]" office:value-type="float" office:value="2.37">
            <text:p>2.37</text:p>
          </table:table-cell>
          <table:table-cell table:number-columns-repeated="8"/>
          <table:table-cell table:formula="of:=[.AH4]*[.AG4]" office:value-type="float" office:value="0">
            <text:p>0</text:p>
          </table:table-cell>
          <table:table-cell office:value-type="float" office:value="0.34">
            <text:p>0.34</text:p>
          </table:table-cell>
          <table:table-cell table:formula="of:=COUNTIF([.AB$1:.AB$20];[.AI15])" office:value-type="float" office:value="0">
            <text:p>0</text:p>
          </table:table-cell>
          <table:table-cell/>
          <table:table-cell table:formula="of:=[.AL4]*[.AK4]" office:value-type="float" office:value="0">
            <text:p>0</text:p>
          </table:table-cell>
          <table:table-cell table:number-columns-repeated="4"/>
          <table:table-cell office:value-type="float" office:value="0.071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027638536737">
            <text:p>0.13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69578715830871">
            <text:p>0.17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5]*[.G5]" office:value-type="float" office:value="0">
            <text:p>0</text:p>
          </table:table-cell>
          <table:table-cell/>
          <table:table-cell table:formula="of:=[.J5]*[.I5]" office:value-type="float" office:value="1.6">
            <text:p>1.6</text:p>
          </table:table-cell>
          <table:table-cell/>
          <table:table-cell table:formula="of:=[.L5]*[.K5]" office:value-type="float" office:value="0.4">
            <text:p>0.4</text:p>
          </table:table-cell>
          <table:table-cell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136938697916788">
            <text:p>0.14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5]*[.T5]" office:value-type="float" office:value="0">
            <text:p>0</text:p>
          </table:table-cell>
          <table:table-cell/>
          <table:table-cell table:formula="of:=[.W5]*[.V5]" office:value-type="float" office:value="0.2">
            <text:p>0.2</text:p>
          </table:table-cell>
          <table:table-cell/>
          <table:table-cell table:formula="of:=[.Y5]*[.X5]" office:value-type="float" office:value="0.82">
            <text:p>0.82</text:p>
          </table:table-cell>
          <table:table-cell table:number-columns-repeated="8"/>
          <table:table-cell table:formula="of:=[.AH5]*[.AG5]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formula="of:=COUNTIF([.AB$1:.AB$20];[.AI16])" office:value-type="float" office:value="0">
            <text:p>0</text:p>
          </table:table-cell>
          <table:table-cell/>
          <table:table-cell table:formula="of:=[.AL5]*[.AK5]" office:value-type="float" office:value="0">
            <text:p>0</text:p>
          </table:table-cell>
          <table:table-cell table:number-columns-repeated="4"/>
          <table:table-cell office:value-type="float" office:value="0.075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984110582138">
            <text:p>0.12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27528206515781">
            <text:p>0.13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6]*[.G6]" office:value-type="float" office:value="0">
            <text:p>0</text:p>
          </table:table-cell>
          <table:table-cell/>
          <table:table-cell table:formula="of:=[.J6]*[.I6]" office:value-type="float" office:value="1">
            <text:p>1</text:p>
          </table:table-cell>
          <table:table-cell/>
          <table:table-cell table:formula="of:=[.L6]*[.K6]"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24759920972772">
            <text:p>0.12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6]*[.T6]" office:value-type="float" office:value="0">
            <text:p>0</text:p>
          </table:table-cell>
          <table:table-cell/>
          <table:table-cell table:formula="of:=[.W6]*[.V6]" office:value-type="float" office:value="0.5">
            <text:p>0.5</text:p>
          </table:table-cell>
          <table:table-cell/>
          <table:table-cell table:formula="of:=[.Y6]*[.X6]" office:value-type="float" office:value="2.55">
            <text:p>2.55</text:p>
          </table:table-cell>
          <table:table-cell table:number-columns-repeated="8"/>
          <table:table-cell table:formula="of:=[.AH6]*[.AG6]" office:value-type="float" office:value="0">
            <text:p>0</text:p>
          </table:table-cell>
          <table:table-cell office:value-type="float" office:value="0.36">
            <text:p>0.36</text:p>
          </table:table-cell>
          <table:table-cell table:formula="of:=COUNTIF([.AB$1:.AB$20];[.AI17])" office:value-type="float" office:value="0">
            <text:p>0</text:p>
          </table:table-cell>
          <table:table-cell/>
          <table:table-cell table:formula="of:=[.AL6]*[.AK6]" office:value-type="float" office:value="0">
            <text:p>0</text:p>
          </table:table-cell>
          <table:table-cell table:number-columns-repeated="4"/>
          <table:table-cell office:value-type="float" office:value="0.085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739536706375">
            <text:p>0.13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83091718702255">
            <text:p>0.18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7]*[.G7]" office:value-type="float" office:value="0">
            <text:p>0</text:p>
          </table:table-cell>
          <table:table-cell/>
          <table:table-cell table:formula="of:=[.J7]*[.I7]" office:value-type="float" office:value="0.6">
            <text:p>0.6</text:p>
          </table:table-cell>
          <table:table-cell/>
          <table:table-cell table:formula="of:=[.L7]*[.K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31979669382547">
            <text:p>0.13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7]*[.T7]" office:value-type="float" office:value="0">
            <text:p>0</text:p>
          </table:table-cell>
          <table:table-cell/>
          <table:table-cell table:formula="of:=[.W7]*[.V7]" office:value-type="float" office:value="0.6">
            <text:p>0.6</text:p>
          </table:table-cell>
          <table:table-cell/>
          <table:table-cell table:formula="of:=[.Y7]*[.X7]" office:value-type="float" office:value="0.88">
            <text:p>0.88</text:p>
          </table:table-cell>
          <table:table-cell table:number-columns-repeated="8"/>
          <table:table-cell table:formula="of:=[.AH7]*[.AG7]" office:value-type="float" office:value="0">
            <text:p>0</text:p>
          </table:table-cell>
          <table:table-cell office:value-type="float" office:value="0.37">
            <text:p>0.37</text:p>
          </table:table-cell>
          <table:table-cell table:formula="of:=COUNTIF([.AB$1:.AB$20];[.AI18])" office:value-type="float" office:value="0">
            <text:p>0</text:p>
          </table:table-cell>
          <table:table-cell/>
          <table:table-cell table:formula="of:=[.AL7]*[.AK7]" office:value-type="float" office:value="0">
            <text:p>0</text:p>
          </table:table-cell>
          <table:table-cell table:number-columns-repeated="4"/>
          <table:table-cell office:value-type="float" office:value="0.094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580192343129">
            <text:p>0.13</text:p>
          </table:table-cell>
          <table:table-cell office:value-type="float" office:value="0.246537396121884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0174102488145">
            <text:p>0.12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8]*[.G8]" office:value-type="float" office:value="0">
            <text:p>0</text:p>
          </table:table-cell>
          <table:table-cell/>
          <table:table-cell table:formula="of:=[.J8]*[.I8]" office:value-type="float" office:value="0.7">
            <text:p>0.7</text:p>
          </table:table-cell>
          <table:table-cell/>
          <table:table-cell table:formula="of:=[.L8]*[.K8]" office:value-type="float" office:value="2.8">
            <text:p>2.8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14297816954466">
            <text:p>0.14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8]*[.T8]" office:value-type="float" office:value="0">
            <text:p>0</text:p>
          </table:table-cell>
          <table:table-cell/>
          <table:table-cell table:formula="of:=[.W8]*[.V8]" office:value-type="float" office:value="0.7">
            <text:p>0.7</text:p>
          </table:table-cell>
          <table:table-cell/>
          <table:table-cell table:formula="of:=[.Y8]*[.X8]" office:value-type="float" office:value="2.73">
            <text:p>2.73</text:p>
          </table:table-cell>
          <table:table-cell table:number-columns-repeated="8"/>
          <table:table-cell table:formula="of:=[.AH8]*[.AG8]" office:value-type="float" office:value="0">
            <text:p>0</text:p>
          </table:table-cell>
          <table:table-cell office:value-type="float" office:value="0.38">
            <text:p>0.38</text:p>
          </table:table-cell>
          <table:table-cell table:formula="of:=COUNTIF([.AB$1:.AB$20];[.AI19])" office:value-type="float" office:value="0">
            <text:p>0</text:p>
          </table:table-cell>
          <table:table-cell/>
          <table:table-cell table:formula="of:=[.AL8]*[.AK8]" office:value-type="float" office:value="0">
            <text:p>0</text:p>
          </table:table-cell>
          <table:table-cell table:number-columns-repeated="4"/>
          <table:table-cell office:value-type="float" office:value="0.003">
            <text:p>0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1889165945516">
            <text:p>0.12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407067198802">
            <text:p>0.14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9]*[.G9]" office:value-type="float" office:value="0">
            <text:p>0</text:p>
          </table:table-cell>
          <table:table-cell/>
          <table:table-cell table:formula="of:=[.J9]*[.I9]" office:value-type="float" office:value="0">
            <text:p>0</text:p>
          </table:table-cell>
          <table:table-cell/>
          <table:table-cell table:formula="of:=[.L9]*[.K9]" office:value-type="float" office:value="6.4">
            <text:p>6.4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14597084763">
            <text:p>0.15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9]*[.T9]" office:value-type="float" office:value="0">
            <text:p>0</text:p>
          </table:table-cell>
          <table:table-cell/>
          <table:table-cell table:formula="of:=[.W9]*[.V9]" office:value-type="float" office:value="1.6">
            <text:p>1.6</text:p>
          </table:table-cell>
          <table:table-cell/>
          <table:table-cell table:formula="of:=[.Y9]*[.X9]" office:value-type="float" office:value="2.82">
            <text:p>2.82</text:p>
          </table:table-cell>
          <table:table-cell table:number-columns-repeated="8"/>
          <table:table-cell table:formula="of:=[.AH9]*[.AG9]" office:value-type="float" office:value="0">
            <text:p>0</text:p>
          </table:table-cell>
          <table:table-cell office:value-type="float" office:value="0.39">
            <text:p>0.39</text:p>
          </table:table-cell>
          <table:table-cell table:formula="of:=COUNTIF([.AB$1:.AB$20];[.AI20])" office:value-type="float" office:value="0">
            <text:p>0</text:p>
          </table:table-cell>
          <table:table-cell/>
          <table:table-cell table:formula="of:=[.AL9]*[.AK9]" office:value-type="float" office:value="0">
            <text:p>0</text:p>
          </table:table-cell>
          <table:table-cell table:number-columns-repeated="4"/>
          <table:table-cell office:value-type="float" office:value="0.018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40212683077024">
            <text:p>0.14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8310664710424">
            <text:p>0.18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H10]*[.G10]" office:value-type="float" office:value="0">
            <text:p>0</text:p>
          </table:table-cell>
          <table:table-cell/>
          <table:table-cell table:formula="of:=[.J10]*[.I10]" office:value-type="float" office:value="0.9">
            <text:p>0.9</text:p>
          </table:table-cell>
          <table:table-cell/>
          <table:table-cell table:formula="of:=[.L10]*[.K10]" office:value-type="float" office:value="2.7">
            <text:p>2.7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208296925915473">
            <text:p>0.21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formula="of:=[.U10]*[.T10]" office:value-type="float" office:value="0">
            <text:p>0</text:p>
          </table:table-cell>
          <table:table-cell/>
          <table:table-cell table:formula="of:=[.W10]*[.V10]" office:value-type="float" office:value="0">
            <text:p>0</text:p>
          </table:table-cell>
          <table:table-cell/>
          <table:table-cell table:formula="of:=[.Y10]*[.X10]" office:value-type="float" office:value="2.91">
            <text:p>2.91</text:p>
          </table:table-cell>
          <table:table-cell table:number-columns-repeated="8"/>
          <table:table-cell table:formula="of:=[.AH10]*[.AG10]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AB$1:.AB$20];[.AI21])" office:value-type="float" office:value="0">
            <text:p>0</text:p>
          </table:table-cell>
          <table:table-cell/>
          <table:table-cell table:formula="of:=[.AL10]*[.AK10]" office:value-type="float" office:value="0">
            <text:p>0</text:p>
          </table:table-cell>
          <table:table-cell table:number-columns-repeated="4"/>
          <table:table-cell office:value-type="float" office:value="0.019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4733796269299">
            <text:p>0.25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12264615255427">
            <text:p>0.21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10723957519366">
            <text:p>0.1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1">
            <text:p>0.41</text:p>
          </table:table-cell>
          <table:table-cell table:formula="of:=COUNTIF([.AB$1:.AB$20];[.AI22])" office:value-type="float" office:value="0">
            <text:p>0</text:p>
          </table:table-cell>
          <table:table-cell table:number-columns-repeated="6"/>
          <table:table-cell office:value-type="float" office:value="0.026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60489418328812">
            <text:p>0.26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26120504859895">
            <text:p>0.23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style-name="ce1" table:formula="of:=SUM([.H12:.H21])/SUM([.H1:.H10])" office:value-type="float" office:value="0.105">
            <text:p>0.11</text:p>
          </table:table-cell>
          <table:table-cell table:style-name="ce1"/>
          <table:table-cell table:style-name="ce1" table:formula="of:=SUM([.J12:.J21])/SUM([.J1:.J10])" office:value-type="float" office:value="0.29">
            <text:p>0.29</text:p>
          </table:table-cell>
          <table:table-cell table:style-name="ce1"/>
          <table:table-cell table:style-name="ce1" table:formula="of:=SUM([.L12:.L21])/SUM([.L1:.L10])" office:value-type="float" office:value="0.675">
            <text:p>0.6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14524635362119">
            <text:p>0.11</text:p>
          </table:table-cell>
          <table:table-cell office:value-type="float" office:value="0.246537396121884">
            <text:p>0.25</text:p>
          </table:table-cell>
          <table:table-cell table:number-columns-repeated="2"/>
          <table:table-cell table:style-name="ce1" table:formula="of:=SUM([.U12:.U21])/SUM([.U1:.U10])" office:value-type="float" office:value="0">
            <text:p>0</text:p>
          </table:table-cell>
          <table:table-cell table:style-name="ce1"/>
          <table:table-cell table:style-name="ce1" table:formula="of:=SUM([.W12:.W21])/SUM([.W1:.W10])" office:value-type="float" office:value="0.215">
            <text:p>0.22</text:p>
          </table:table-cell>
          <table:table-cell table:style-name="ce1"/>
          <table:table-cell table:style-name="ce1" table:formula="of:=SUM([.Y12:.Y21])/SUM([.Y1:.Y10])" office:value-type="float" office:value="0.8665">
            <text:p>0.87</text:p>
          </table:table-cell>
          <table:table-cell table:number-columns-repeated="8"/>
          <table:table-cell table:style-name="ce1" table:formula="of:=SUM([.AH12:.AH21])/SUM([.AH1:.AH10])" office:value-type="float" office:value="0">
            <text:p>#DIV/0!</text:p>
          </table:table-cell>
          <table:table-cell office:value-type="float" office:value="0.42">
            <text:p>0.42</text:p>
          </table:table-cell>
          <table:table-cell table:formula="of:=COUNTIF([.AB$1:.AB$20];[.AI23])" office:value-type="float" office:value="0">
            <text:p>0</text:p>
          </table:table-cell>
          <table:table-cell table:style-name="ce1"/>
          <table:table-cell table:style-name="ce1" table:formula="of:=SUM([.AL12:.AL21])/SUM([.AL1:.AL10])" office:value-type="float" office:value="0">
            <text:p>#DIV/0!</text:p>
          </table:table-cell>
          <table:table-cell table:number-columns-repeated="4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60442300560048">
            <text:p>0.26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36715471655863">
            <text:p>0.24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24442225918038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3">
            <text:p>0.43</text:p>
          </table:table-cell>
          <table:table-cell table:formula="of:=COUNTIF([.AB$1:.AB$20];[.AI24])" office:value-type="float" office:value="0">
            <text:p>0</text:p>
          </table:table-cell>
          <table:table-cell table:number-columns-repeated="6"/>
          <table:table-cell office:value-type="float" office:value="0.032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59302610371041">
            <text:p>0.26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5017575860774">
            <text:p>0.25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240458301940926">
            <text:p>0.24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4">
            <text:p>0.44</text:p>
          </table:table-cell>
          <table:table-cell table:formula="of:=COUNTIF([.AB$1:.AB$20];[.AI25])" office:value-type="float" office:value="0">
            <text:p>0</text:p>
          </table:table-cell>
          <table:table-cell table:number-columns-repeated="6"/>
          <table:table-cell office:value-type="float" office:value="0.036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510681971389">
            <text:p>0.13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65041181396412">
            <text:p>0.27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280055421692368">
            <text:p>0.2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5">
            <text:p>0.45</text:p>
          </table:table-cell>
          <table:table-cell table:formula="of:=COUNTIF([.AB$1:.AB$20];[.AI26])" office:value-type="float" office:value="0">
            <text:p>0</text:p>
          </table:table-cell>
          <table:table-cell table:number-columns-repeated="6"/>
          <table:table-cell office:value-type="float" office:value="0.038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539524110535">
            <text:p>0.12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88013659487816">
            <text:p>0.29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245770013972051">
            <text:p>0.2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6">
            <text:p>0.46</text:p>
          </table:table-cell>
          <table:table-cell table:formula="of:=COUNTIF([.AB$1:.AB$20];[.AI27])" office:value-type="float" office:value="0">
            <text:p>0</text:p>
          </table:table-cell>
          <table:table-cell table:number-columns-repeated="6"/>
          <table:table-cell office:value-type="float" office:value="0.04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279615966859">
            <text:p>0.13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74828148434967">
            <text:p>0.27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266884839041503">
            <text:p>0.2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7">
            <text:p>0.47</text:p>
          </table:table-cell>
          <table:table-cell table:formula="of:=COUNTIF([.AB$1:.AB$20];[.AI28])" office:value-type="float" office:value="0">
            <text:p>0</text:p>
          </table:table-cell>
          <table:table-cell table:number-columns-repeated="6"/>
          <table:table-cell office:value-type="float" office:value="0.041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264951144472">
            <text:p>0.12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69666186936249">
            <text:p>0.27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36027132370607">
            <text:p>0.14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79999999999999">
            <text:p>0.48</text:p>
          </table:table-cell>
          <table:table-cell table:formula="of:=COUNTIF([.AB$1:.AB$20];[.AI29])" office:value-type="float" office:value="0">
            <text:p>0</text:p>
          </table:table-cell>
          <table:table-cell table:number-columns-repeated="6"/>
          <table:table-cell office:value-type="float" office:value="0.043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548387849214">
            <text:p>0.12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66659979986611">
            <text:p>0.27</text:p>
          </table:table-cell>
          <table:table-cell office:value-type="float" office:value="0.24653739612188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26619440044972">
            <text:p>0.13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49">
            <text:p>0.49</text:p>
          </table:table-cell>
          <table:table-cell table:formula="of:=COUNTIF([.AB$1:.AB$20];[.AI30])" office:value-type="float" office:value="0">
            <text:p>0</text:p>
          </table:table-cell>
          <table:table-cell table:number-columns-repeated="6"/>
          <table:table-cell office:value-type="float" office:value="0.056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470886117286">
            <text:p>0.13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09609925521269">
            <text:p>0.11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322761381157091">
            <text:p>0.3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">
            <text:p>0.5</text:p>
          </table:table-cell>
          <table:table-cell table:formula="of:=COUNTIF([.AB$1:.AB$20];[.AI31])" office:value-type="float" office:value="0">
            <text:p>0</text:p>
          </table:table-cell>
          <table:table-cell table:number-columns-repeated="6"/>
          <table:table-cell office:value-type="float" office:value="0.065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6095546437827">
            <text:p>0.13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985148572588188">
            <text:p>0.1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223158150091087">
            <text:p>0.2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09999999999999">
            <text:p>0.51</text:p>
          </table:table-cell>
          <table:table-cell table:formula="of:=COUNTIF([.AB$1:.AB$20];[.AI32])" office:value-type="float" office:value="0">
            <text:p>0</text:p>
          </table:table-cell>
          <table:table-cell table:number-columns-repeated="6"/>
          <table:table-cell office:value-type="float" office:value="0.066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617776927688">
            <text:p>0.13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19131446912037">
            <text:p>0.1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22976909960743">
            <text:p>0.23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19999999999999">
            <text:p>0.52</text:p>
          </table:table-cell>
          <table:table-cell table:formula="of:=COUNTIF([.AB$1:.AB$20];[.AI33])" office:value-type="float" office:value="0">
            <text:p>0</text:p>
          </table:table-cell>
          <table:table-cell table:number-columns-repeated="6"/>
          <table:table-cell office:value-type="float" office:value="0.092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30080030230014">
            <text:p>0.13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0978710699232354">
            <text:p>0.1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235996575797795">
            <text:p>0.24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29999999999999">
            <text:p>0.53</text:p>
          </table:table-cell>
          <table:table-cell table:formula="of:=COUNTIF([.AB$1:.AB$20];[.AI34])" office:value-type="float" office:value="0">
            <text:p>0</text:p>
          </table:table-cell>
          <table:table-cell table:number-columns-repeated="6"/>
          <table:table-cell office:value-type="float" office:value="0.097">
            <text:p>0.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38954498697264">
            <text:p>0.14</text:p>
          </table:table-cell>
          <table:table-cell office:value-type="float" office:value="0.247229916897507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10333486504958">
            <text:p>0.11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26235780113969">
            <text:p>0.2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39999999999999">
            <text:p>0.54</text:p>
          </table:table-cell>
          <table:table-cell table:formula="of:=COUNTIF([.AB$1:.AB$20];[.AI35])" office:value-type="float" office:value="0">
            <text:p>0</text:p>
          </table:table-cell>
          <table:table-cell table:number-columns-repeated="6"/>
          <table:table-cell office:value-type="float" office:value="0.002">
            <text:p>0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31912958086179">
            <text:p>0.13</text:p>
          </table:table-cell>
          <table:table-cell office:value-type="float" office:value="0.247460757156048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0672804416941">
            <text:p>0.1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08313953623986">
            <text:p>0.1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49999999999999">
            <text:p>0.55</text:p>
          </table:table-cell>
          <table:table-cell table:formula="of:=COUNTIF([.AB$1:.AB$20];[.AI36])" office:value-type="float" office:value="0">
            <text:p>0</text:p>
          </table:table-cell>
          <table:table-cell table:number-columns-repeated="6"/>
          <table:table-cell office:value-type="float" office:value="0.054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905939404683">
            <text:p>0.12</text:p>
          </table:table-cell>
          <table:table-cell office:value-type="float" office:value="0.247460757156048">
            <text:p>0.25</text:p>
          </table:table-cell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21491067450719">
            <text:p>0.1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17375960141167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59999999999999">
            <text:p>0.56</text:p>
          </table:table-cell>
          <table:table-cell table:formula="of:=COUNTIF([.AB$1:.AB$20];[.AI37])" office:value-type="float" office:value="0">
            <text:p>0</text:p>
          </table:table-cell>
          <table:table-cell table:number-columns-repeated="6"/>
          <table:table-cell office:value-type="float" office:value="0.077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336794079023">
            <text:p>0.12</text:p>
          </table:table-cell>
          <table:table-cell office:value-type="float" office:value="0.247460757156048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34829594623909">
            <text:p>0.1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14421069573351">
            <text:p>0.1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69999999999999">
            <text:p>0.57</text:p>
          </table:table-cell>
          <table:table-cell table:formula="of:=COUNTIF([.AB$1:.AB$20];[.AI38])" office:value-type="float" office:value="0">
            <text:p>0</text:p>
          </table:table-cell>
          <table:table-cell table:number-columns-repeated="6"/>
          <table:table-cell office:value-type="float" office:value="0.07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849227805082">
            <text:p>0.13</text:p>
          </table:table-cell>
          <table:table-cell office:value-type="float" office:value="0.24792243767313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27238035702206">
            <text:p>0.1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12889042319687">
            <text:p>0.1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79999999999999">
            <text:p>0.58</text:p>
          </table:table-cell>
          <table:table-cell table:formula="of:=COUNTIF([.AB$1:.AB$20];[.AI39])" office:value-type="float" office:value="0">
            <text:p>0</text:p>
          </table:table-cell>
          <table:table-cell table:number-columns-repeated="6"/>
          <table:table-cell office:value-type="float" office:value="0.081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98512524696">
            <text:p>0.13</text:p>
          </table:table-cell>
          <table:table-cell office:value-type="float" office:value="0.24792243767313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17594754532753">
            <text:p>0.1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18263267034123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89999999999999">
            <text:p>0.59</text:p>
          </table:table-cell>
          <table:table-cell table:formula="of:=COUNTIF([.AB$1:.AB$20];[.AI40])" office:value-type="float" office:value="0">
            <text:p>0</text:p>
          </table:table-cell>
          <table:table-cell table:number-columns-repeated="6"/>
          <table:table-cell office:value-type="float" office:value="0.084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136802476249">
            <text:p>0.13</text:p>
          </table:table-cell>
          <table:table-cell office:value-type="float" office:value="0.24792243767313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7235703139396">
            <text:p>0.1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09675703792514">
            <text:p>0.1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599999999999999">
            <text:p>0.6</text:p>
          </table:table-cell>
          <table:table-cell table:formula="of:=COUNTIF([.AB$1:.AB$20];[.AI41])" office:value-type="float" office:value="0">
            <text:p>0</text:p>
          </table:table-cell>
          <table:table-cell table:number-columns-repeated="6"/>
          <table:table-cell office:value-type="float" office:value="0.006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1945147452958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3944620293763">
            <text:p>0.14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15067189471745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09999999999999">
            <text:p>0.61</text:p>
          </table:table-cell>
          <table:table-cell table:formula="of:=COUNTIF([.AB$1:.AB$20];[.AI42])" office:value-type="float" office:value="0">
            <text:p>0</text:p>
          </table:table-cell>
          <table:table-cell table:number-columns-repeated="6"/>
          <table:table-cell office:value-type="float" office:value="0.009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19968370448295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26510742618022">
            <text:p>0.1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279985444808065">
            <text:p>0.2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19999999999999">
            <text:p>0.62</text:p>
          </table:table-cell>
          <table:table-cell table:formula="of:=COUNTIF([.AB$1:.AB$20];[.AI43])" office:value-type="float" office:value="0">
            <text:p>0</text:p>
          </table:table-cell>
          <table:table-cell table:number-columns-repeated="6"/>
          <table:table-cell office:value-type="float" office:value="0.014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1689801802138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43104594448967">
            <text:p>0.14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233816562595489">
            <text:p>0.23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29999999999999">
            <text:p>0.63</text:p>
          </table:table-cell>
          <table:table-cell table:formula="of:=COUNTIF([.AB$1:.AB$20];[.AI44])" office:value-type="float" office:value="0">
            <text:p>0</text:p>
          </table:table-cell>
          <table:table-cell table:number-columns-repeated="6"/>
          <table:table-cell office:value-type="float" office:value="0.029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59951529344806">
            <text:p>0.26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97391261753201">
            <text:p>0.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145381642264172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39999999999999">
            <text:p>0.64</text:p>
          </table:table-cell>
          <table:table-cell table:formula="of:=COUNTIF([.AB$1:.AB$20];[.AI45])" office:value-type="float" office:value="0">
            <text:p>0</text:p>
          </table:table-cell>
          <table:table-cell table:number-columns-repeated="6"/>
          <table:table-cell office:value-type="float" office:value="0.046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263288027188">
            <text:p>0.13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00942821887836">
            <text:p>0.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147620902561854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49999999999999">
            <text:p>0.65</text:p>
          </table:table-cell>
          <table:table-cell table:formula="of:=COUNTIF([.AB$1:.AB$20];[.AI46])" office:value-type="float" office:value="0">
            <text:p>0</text:p>
          </table:table-cell>
          <table:table-cell table:number-columns-repeated="6"/>
          <table:table-cell office:value-type="float" office:value="0.047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146720533317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0518085525748">
            <text:p>0.1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149823308367136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59999999999999">
            <text:p>0.66</text:p>
          </table:table-cell>
          <table:table-cell table:formula="of:=COUNTIF([.AB$1:.AB$20];[.AI47])" office:value-type="float" office:value="0">
            <text:p>0</text:p>
          </table:table-cell>
          <table:table-cell table:number-columns-repeated="6"/>
          <table:table-cell office:value-type="float" office:value="0.049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2070942565306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83167293737302">
            <text:p>0.18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0998038314676718">
            <text:p>0.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69999999999999">
            <text:p>0.67</text:p>
          </table:table-cell>
          <table:table-cell table:formula="of:=COUNTIF([.AB$1:.AB$20];[.AI48])" office:value-type="float" office:value="0">
            <text:p>0</text:p>
          </table:table-cell>
          <table:table-cell table:number-columns-repeated="6"/>
          <table:table-cell office:value-type="float" office:value="0.05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277283404049">
            <text:p>0.13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82871991285545">
            <text:p>0.18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22802434262549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79999999999999">
            <text:p>0.68</text:p>
          </table:table-cell>
          <table:table-cell table:formula="of:=COUNTIF([.AB$1:.AB$20];[.AI49])" office:value-type="float" office:value="0">
            <text:p>0</text:p>
          </table:table-cell>
          <table:table-cell table:number-columns-repeated="6"/>
          <table:table-cell office:value-type="float" office:value="0.058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080942262073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32553246577547">
            <text:p>0.2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16818944142118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89999999999999">
            <text:p>0.69</text:p>
          </table:table-cell>
          <table:table-cell table:formula="of:=COUNTIF([.AB$1:.AB$20];[.AI50])" office:value-type="float" office:value="0">
            <text:p>0</text:p>
          </table:table-cell>
          <table:table-cell table:number-columns-repeated="6"/>
          <table:table-cell office:value-type="float" office:value="0.068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675218619449">
            <text:p>0.13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33144784506185">
            <text:p>0.2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256973779661452">
            <text:p>0.2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699999999999999">
            <text:p>0.7</text:p>
          </table:table-cell>
          <table:table-cell table:formula="of:=COUNTIF([.AB$1:.AB$20];[.AI51])" office:value-type="float" office:value="0">
            <text:p>0</text:p>
          </table:table-cell>
          <table:table-cell table:number-columns-repeated="6"/>
          <table:table-cell office:value-type="float" office:value="0.072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274747908274">
            <text:p>0.12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06372561597152">
            <text:p>0.21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2603163421683">
            <text:p>0.13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09999999999999">
            <text:p>0.71</text:p>
          </table:table-cell>
          <table:table-cell table:formula="of:=COUNTIF([.AB$1:.AB$20];[.AI52])" office:value-type="float" office:value="0">
            <text:p>0</text:p>
          </table:table-cell>
          <table:table-cell table:number-columns-repeated="6"/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134672846403">
            <text:p>0.13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31662207584095">
            <text:p>0.23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38300448085316">
            <text:p>0.14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19999999999999">
            <text:p>0.72</text:p>
          </table:table-cell>
          <table:table-cell table:formula="of:=COUNTIF([.AB$1:.AB$20];[.AI53])" office:value-type="float" office:value="0">
            <text:p>0</text:p>
          </table:table-cell>
          <table:table-cell table:number-columns-repeated="6"/>
          <table:table-cell office:value-type="float" office:value="0.086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6305943603296">
            <text:p>0.13</text:p>
          </table:table-cell>
          <table:table-cell office:value-type="float" office:value="0.248384118190212">
            <text:p>0.2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60381653926986">
            <text:p>0.26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12558284913217">
            <text:p>0.1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29999999999999">
            <text:p>0.73</text:p>
          </table:table-cell>
          <table:table-cell table:formula="of:=COUNTIF([.AB$1:.AB$20];[.AI54])" office:value-type="float" office:value="0">
            <text:p>0</text:p>
          </table:table-cell>
          <table:table-cell table:number-columns-repeated="6"/>
          <table:table-cell office:value-type="float" office:value="0.016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677469542561">
            <text:p>0.12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1639838306746">
            <text:p>0.22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2191466085703">
            <text:p>0.1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39999999999999">
            <text:p>0.74</text:p>
          </table:table-cell>
          <table:table-cell table:formula="of:=COUNTIF([.AB$1:.AB$20];[.AI55])" office:value-type="float" office:value="0">
            <text:p>0</text:p>
          </table:table-cell>
          <table:table-cell table:number-columns-repeated="6"/>
          <table:table-cell office:value-type="float" office:value="0.021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49787620156142">
            <text:p>0.25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14683949402048">
            <text:p>0.21</text:p>
          </table:table-cell>
          <table:table-cell office:value-type="float" office:value="0.24722991689750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27312211199567">
            <text:p>0.13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49999999999999">
            <text:p>0.75</text:p>
          </table:table-cell>
          <table:table-cell table:formula="of:=COUNTIF([.AB$1:.AB$20];[.AI56])" office:value-type="float" office:value="0">
            <text:p>0</text:p>
          </table:table-cell>
          <table:table-cell table:number-columns-repeated="6"/>
          <table:table-cell office:value-type="float" office:value="0.023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50174825582616">
            <text:p>0.25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813947792579185">
            <text:p>0.08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3698301661018">
            <text:p>0.14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59999999999999">
            <text:p>0.76</text:p>
          </table:table-cell>
          <table:table-cell table:formula="of:=COUNTIF([.AB$1:.AB$20];[.AI57])" office:value-type="float" office:value="0">
            <text:p>0</text:p>
          </table:table-cell>
          <table:table-cell table:number-columns-repeated="6"/>
          <table:table-cell office:value-type="float" office:value="0.031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70492380683581">
            <text:p>0.27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49333003664456">
            <text:p>0.15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146781646462785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69999999999999">
            <text:p>0.77</text:p>
          </table:table-cell>
          <table:table-cell table:formula="of:=COUNTIF([.AB$1:.AB$20];[.AI58])" office:value-type="float" office:value="0">
            <text:p>0</text:p>
          </table:table-cell>
          <table:table-cell table:number-columns-repeated="6"/>
          <table:table-cell office:value-type="float" office:value="0.059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189173176461">
            <text:p>0.12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12837725937865">
            <text:p>0.11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303757525430766">
            <text:p>0.3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79999999999999">
            <text:p>0.78</text:p>
          </table:table-cell>
          <table:table-cell table:formula="of:=COUNTIF([.AB$1:.AB$20];[.AI59])" office:value-type="float" office:value="0">
            <text:p>0</text:p>
          </table:table-cell>
          <table:table-cell table:number-columns-repeated="6"/>
          <table:table-cell office:value-type="float" office:value="0.076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904742799962">
            <text:p>0.13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8798216988988">
            <text:p>0.19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08692528568063">
            <text:p>0.2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89999999999999">
            <text:p>0.79</text:p>
          </table:table-cell>
          <table:table-cell table:formula="of:=COUNTIF([.AB$1:.AB$20];[.AI60])" office:value-type="float" office:value="0">
            <text:p>0</text:p>
          </table:table-cell>
          <table:table-cell table:number-columns-repeated="6"/>
          <table:table-cell office:value-type="float" office:value="0.079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969060886887">
            <text:p>0.13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14125067352751">
            <text:p>0.21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88006428543105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799999999999999">
            <text:p>0.8</text:p>
          </table:table-cell>
          <table:table-cell table:formula="of:=COUNTIF([.AB$1:.AB$20];[.AI61])" office:value-type="float" office:value="0">
            <text:p>0</text:p>
          </table:table-cell>
          <table:table-cell table:number-columns-repeated="6"/>
          <table:table-cell office:value-type="float" office:value="0.083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909083699351">
            <text:p>0.13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64546211568112">
            <text:p>0.26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193644699367642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09999999999999">
            <text:p>0.81</text:p>
          </table:table-cell>
          <table:table-cell table:formula="of:=COUNTIF([.AB$1:.AB$20];[.AI62])" office:value-type="float" office:value="0">
            <text:p>0</text:p>
          </table:table-cell>
          <table:table-cell table:number-columns-repeated="6"/>
          <table:table-cell office:value-type="float" office:value="0.098">
            <text:p>0.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64131481900479">
            <text:p>0.26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95369862821981">
            <text:p>0.2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36072850601685">
            <text:p>0.14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19999999999999">
            <text:p>0.82</text:p>
          </table:table-cell>
          <table:table-cell table:formula="of:=COUNTIF([.AB$1:.AB$20];[.AI63])" office:value-type="float" office:value="0">
            <text:p>0</text:p>
          </table:table-cell>
          <table:table-cell table:number-columns-repeated="6"/>
          <table:table-cell office:value-type="float" office:value="0.099">
            <text:p>0.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66618460368592">
            <text:p>0.27</text:p>
          </table:table-cell>
          <table:table-cell office:value-type="float" office:value="0.248845798707294">
            <text:p>0.25</text:p>
          </table:table-cell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80841728615647">
            <text:p>0.18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103624102838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29999999999999">
            <text:p>0.83</text:p>
          </table:table-cell>
          <table:table-cell table:formula="of:=COUNTIF([.AB$1:.AB$20];[.AI64])" office:value-type="float" office:value="0">
            <text:p>0</text:p>
          </table:table-cell>
          <table:table-cell table:number-columns-repeated="6"/>
          <table:table-cell office:value-type="float" office:value="0.078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6610109793731">
            <text:p>0.13</text:p>
          </table:table-cell>
          <table:table-cell office:value-type="float" office:value="0.249076638965836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94119609155776">
            <text:p>0.19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60912778478842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39999999999999">
            <text:p>0.84</text:p>
          </table:table-cell>
          <table:table-cell table:formula="of:=COUNTIF([.AB$1:.AB$20];[.AI65])" office:value-type="float" office:value="0">
            <text:p>0</text:p>
          </table:table-cell>
          <table:table-cell table:number-columns-repeated="6"/>
          <table:table-cell office:value-type="float" office:value="0.008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008957041191">
            <text:p>0.12</text:p>
          </table:table-cell>
          <table:table-cell office:value-type="float" office:value="0.249538319482918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07688593534602">
            <text:p>0.21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56093703713207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49999999999999">
            <text:p>0.85</text:p>
          </table:table-cell>
          <table:table-cell table:formula="of:=COUNTIF([.AB$1:.AB$20];[.AI66])" office:value-type="float" office:value="0">
            <text:p>0</text:p>
          </table:table-cell>
          <table:table-cell table:number-columns-repeated="6"/>
          <table:table-cell office:value-type="float" office:value="0.012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1210226888385">
            <text:p>0.12</text:p>
          </table:table-cell>
          <table:table-cell office:value-type="float" office:value="0.249538319482918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79143622889905">
            <text:p>0.18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57045389339721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59999999999999">
            <text:p>0.86</text:p>
          </table:table-cell>
          <table:table-cell table:formula="of:=COUNTIF([.AB$1:.AB$20];[.AI67])" office:value-type="float" office:value="0">
            <text:p>0</text:p>
          </table:table-cell>
          <table:table-cell table:number-columns-repeated="6"/>
          <table:table-cell office:value-type="float" office:value="0.088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701749188851">
            <text:p>0.13</text:p>
          </table:table-cell>
          <table:table-cell office:value-type="float" office:value="0.249538319482918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73337174286761">
            <text:p>0.27</text:p>
          </table:table-cell>
          <table:table-cell office:value-type="float" office:value="0.247460757156048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84449736770287">
            <text:p>0.1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69999999999999">
            <text:p>0.87</text:p>
          </table:table-cell>
          <table:table-cell table:formula="of:=COUNTIF([.AB$1:.AB$20];[.AI68])" office:value-type="float" office:value="0">
            <text:p>0</text:p>
          </table:table-cell>
          <table:table-cell table:number-columns-repeated="6"/>
          <table:table-cell office:value-type="float" office:value="0.096">
            <text:p>0.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882025970754">
            <text:p>0.13</text:p>
          </table:table-cell>
          <table:table-cell office:value-type="float" office:value="0.249538319482918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84472129373264">
            <text:p>0.18</text:p>
          </table:table-cell>
          <table:table-cell office:value-type="float" office:value="0.24792243767313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86371768525797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79999999999999">
            <text:p>0.88</text:p>
          </table:table-cell>
          <table:table-cell table:formula="of:=COUNTIF([.AB$1:.AB$20];[.AI69])" office:value-type="float" office:value="0">
            <text:p>0</text:p>
          </table:table-cell>
          <table:table-cell table:number-columns-repeated="6"/>
          <table:table-cell office:value-type="float" office:value="0.033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55685738477723">
            <text:p>0.26</text:p>
          </table:table-cell>
          <table:table-cell office:value-type="float" office:value="0.249769159741459">
            <text:p>0.2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59149127738137">
            <text:p>0.26</text:p>
          </table:table-cell>
          <table:table-cell office:value-type="float" office:value="0.24792243767313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188867610732588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89999999999999">
            <text:p>0.89</text:p>
          </table:table-cell>
          <table:table-cell table:formula="of:=COUNTIF([.AB$1:.AB$20];[.AI70])" office:value-type="float" office:value="0">
            <text:p>0</text:p>
          </table:table-cell>
          <table:table-cell table:number-columns-repeated="6"/>
          <table:table-cell office:value-type="float" office:value="0.035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985237209975">
            <text:p>0.13</text:p>
          </table:table-cell>
          <table:table-cell office:value-type="float" office:value="0.249769159741459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29732478371311">
            <text:p>0.13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06656201234859">
            <text:p>0.2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899999999999999">
            <text:p>0.9</text:p>
          </table:table-cell>
          <table:table-cell table:formula="of:=COUNTIF([.AB$1:.AB$20];[.AI71])" office:value-type="float" office:value="0">
            <text:p>0</text:p>
          </table:table-cell>
          <table:table-cell table:number-columns-repeated="6"/>
          <table:table-cell office:value-type="float" office:value="0.045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160918843142">
            <text:p>0.12</text:p>
          </table:table-cell>
          <table:table-cell office:value-type="float" office:value="0.249769159741459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0856913599541">
            <text:p>0.1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49308745011231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09999999999999">
            <text:p>0.91</text:p>
          </table:table-cell>
          <table:table-cell table:formula="of:=COUNTIF([.AB$1:.AB$20];[.AI72])" office:value-type="float" office:value="0">
            <text:p>0</text:p>
          </table:table-cell>
          <table:table-cell table:number-columns-repeated="6"/>
          <table:table-cell office:value-type="float" office:value="0.061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489546619767">
            <text:p>0.13</text:p>
          </table:table-cell>
          <table:table-cell office:value-type="float" office:value="0.249769159741459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7171114475185">
            <text:p>0.37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60711245052051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19999999999999">
            <text:p>0.92</text:p>
          </table:table-cell>
          <table:table-cell table:formula="of:=COUNTIF([.AB$1:.AB$20];[.AI73])" office:value-type="float" office:value="0">
            <text:p>0</text:p>
          </table:table-cell>
          <table:table-cell table:number-columns-repeated="6"/>
          <table:table-cell office:value-type="float" office:value="0.063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014576185">
            <text:p>0.13</text:p>
          </table:table-cell>
          <table:table-cell office:value-type="float" office:value="0.249769159741459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28577859780319">
            <text:p>0.13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79705770527136">
            <text:p>0.1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29999999999999">
            <text:p>0.93</text:p>
          </table:table-cell>
          <table:table-cell table:formula="of:=COUNTIF([.AB$1:.AB$20];[.AI74])" office:value-type="float" office:value="0">
            <text:p>0</text:p>
          </table:table-cell>
          <table:table-cell table:number-columns-repeated="6"/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6393181452394">
            <text:p>0.1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31019586529916">
            <text:p>0.13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69590845157483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39999999999999">
            <text:p>0.94</text:p>
          </table:table-cell>
          <table:table-cell table:formula="of:=COUNTIF([.AB$1:.AB$20];[.AI75])" office:value-type="float" office:value="0">
            <text:p>0</text:p>
          </table:table-cell>
          <table:table-cell table:number-columns-repeated="6"/>
          <table:table-cell office:value-type="float" office:value="0.064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079745657351">
            <text:p>0.1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9547132930422">
            <text:p>0.15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72717412348121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49999999999999">
            <text:p>0.95</text:p>
          </table:table-cell>
          <table:table-cell table:formula="of:=COUNTIF([.AB$1:.AB$20];[.AI76])" office:value-type="float" office:value="0">
            <text:p>0</text:p>
          </table:table-cell>
          <table:table-cell table:number-columns-repeated="6"/>
          <table:table-cell office:value-type="float" office:value="0.067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121731787933">
            <text:p>0.1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62292256124727">
            <text:p>0.16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6374777531822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59999999999999">
            <text:p>0.96</text:p>
          </table:table-cell>
          <table:table-cell table:formula="of:=COUNTIF([.AB$1:.AB$20];[.AI77])" office:value-type="float" office:value="0">
            <text:p>0</text:p>
          </table:table-cell>
          <table:table-cell table:number-columns-repeated="6"/>
          <table:table-cell office:value-type="float" office:value="0.087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052363702524">
            <text:p>0.1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40671731438048">
            <text:p>0.14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195006916048732">
            <text:p>0.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69999999999999">
            <text:p>0.97</text:p>
          </table:table-cell>
          <table:table-cell table:formula="of:=COUNTIF([.AB$1:.AB$20];[.AI78])" office:value-type="float" office:value="0">
            <text:p>0</text:p>
          </table:table-cell>
          <table:table-cell table:number-columns-repeated="6"/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764261872162">
            <text:p>0.13</text:p>
          </table:table-cell>
          <table:table-cell office:value-type="float" office:value="0.250230840258541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10804197680033">
            <text:p>0.1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19348235299606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79999999999998">
            <text:p>0.98</text:p>
          </table:table-cell>
          <table:table-cell table:formula="of:=COUNTIF([.AB$1:.AB$20];[.AI79])" office:value-type="float" office:value="0">
            <text:p>0</text:p>
          </table:table-cell>
          <table:table-cell table:number-columns-repeated="6"/>
          <table:table-cell office:value-type="float" office:value="0.007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19392693946766">
            <text:p>0.12</text:p>
          </table:table-cell>
          <table:table-cell office:value-type="float" office:value="0.250461680517082">
            <text:p>0.25</text:p>
          </table:table-cell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01305535404805">
            <text:p>0.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190810169040827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office:value-type="float" office:value="0.989999999999998">
            <text:p>0.99</text:p>
          </table:table-cell>
          <table:table-cell table:formula="of:=COUNTIF([.AB$1:.AB$20];[.AI80])" office:value-type="float" office:value="0">
            <text:p>0</text:p>
          </table:table-cell>
          <table:table-cell table:number-columns-repeated="6"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1541917319979">
            <text:p>0.12</text:p>
          </table:table-cell>
          <table:table-cell office:value-type="float" office:value="0.250461680517082">
            <text:p>0.25</text:p>
          </table:table-cell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57866451448871">
            <text:p>0.16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195701553253575">
            <text:p>0.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 table:number-columns-repeated="2"/>
          <table:table-cell table:number-columns-repeated="6"/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47992013304938">
            <text:p>0.25</text:p>
          </table:table-cell>
          <table:table-cell office:value-type="float" office:value="0.250461680517082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94836638963596">
            <text:p>0.19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11273742573703">
            <text:p>0.2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]*[.AJ1]" office:value-type="float" office:value="0">
            <text:p>0</text:p>
          </table:table-cell>
          <table:table-cell table:number-columns-repeated="6"/>
          <table:table-cell office:value-type="float" office:value="0.069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5213837695615">
            <text:p>0.13</text:p>
          </table:table-cell>
          <table:table-cell office:value-type="float" office:value="0.250461680517082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12572513546358">
            <text:p>0.2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13025497244077">
            <text:p>0.2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2]*[.AJ2]" office:value-type="float" office:value="0">
            <text:p>0</text:p>
          </table:table-cell>
          <table:table-cell table:number-columns-repeated="6"/>
          <table:table-cell office:value-type="float" office:value="0.073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850424409803">
            <text:p>0.12</text:p>
          </table:table-cell>
          <table:table-cell office:value-type="float" office:value="0.250461680517082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7081357458253">
            <text:p>0.17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66575774469167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3]*[.AJ3]" office:value-type="float" office:value="0">
            <text:p>0</text:p>
          </table:table-cell>
          <table:table-cell table:number-columns-repeated="6"/>
          <table:table-cell office:value-type="float" office:value="0.095">
            <text:p>0.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575060704947">
            <text:p>0.13</text:p>
          </table:table-cell>
          <table:table-cell office:value-type="float" office:value="0.250461680517082">
            <text:p>0.2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26826804878788">
            <text:p>0.23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71101412833294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4]*[.AJ4]" office:value-type="float" office:value="0">
            <text:p>0</text:p>
          </table:table-cell>
          <table:table-cell table:number-columns-repeated="6"/>
          <table:table-cell office:value-type="float" office:value="0.091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8119277931857">
            <text:p>0.13</text:p>
          </table:table-cell>
          <table:table-cell office:value-type="float" office:value="0.250692520775623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1964344444885">
            <text:p>0.22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78704634569047">
            <text:p>0.1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5]*[.AJ5]" office:value-type="float" office:value="0">
            <text:p>0</text:p>
          </table:table-cell>
          <table:table-cell table:number-columns-repeated="6"/>
          <table:table-cell office:value-type="float" office:value="0.055">
            <text:p>0.06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4686678500535">
            <text:p>0.12</text:p>
          </table:table-cell>
          <table:table-cell office:value-type="float" office:value="0.251154201292705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56411632024221">
            <text:p>0.26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55079505403382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6]*[.AJ6]" office:value-type="float" office:value="0">
            <text:p>0</text:p>
          </table:table-cell>
          <table:table-cell table:number-columns-repeated="6"/>
          <table:table-cell office:value-type="float" office:value="0.089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9817383657598">
            <text:p>0.13</text:p>
          </table:table-cell>
          <table:table-cell office:value-type="float" office:value="0.251154201292705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88926391315402">
            <text:p>0.19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65480869486113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7]*[.AJ7]" office:value-type="float" office:value="0">
            <text:p>0</text:p>
          </table:table-cell>
          <table:table-cell table:number-columns-repeated="6"/>
          <table:table-cell office:value-type="float" office:value="0.005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024351955737">
            <text:p>0.12</text:p>
          </table:table-cell>
          <table:table-cell office:value-type="float" office:value="0.251846722068329">
            <text:p>0.2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60710078770646">
            <text:p>0.26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59042063105154">
            <text:p>0.16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8]*[.AJ8]" office:value-type="float" office:value="0">
            <text:p>0</text:p>
          </table:table-cell>
          <table:table-cell table:number-columns-repeated="6"/>
          <table:table-cell office:value-type="float" office:value="0.025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50282589984442">
            <text:p>0.25</text:p>
          </table:table-cell>
          <table:table-cell office:value-type="float" office:value="0.251846722068329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8200334489507">
            <text:p>0.18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67177109161607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9]*[.AJ9]" office:value-type="float" office:value="0">
            <text:p>0</text:p>
          </table:table-cell>
          <table:table-cell table:number-columns-repeated="6"/>
          <table:table-cell office:value-type="float" office:value="0.027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74777298565707">
            <text:p>0.27</text:p>
          </table:table-cell>
          <table:table-cell office:value-type="float" office:value="0.252308402585411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6831120119987">
            <text:p>0.17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71763394158796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0]*[.AJ10]" office:value-type="float" office:value="0">
            <text:p>0</text:p>
          </table:table-cell>
          <table:table-cell table:number-columns-repeated="6"/>
          <table:table-cell office:value-type="float" office:value="0.053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272406015213">
            <text:p>0.12</text:p>
          </table:table-cell>
          <table:table-cell office:value-type="float" office:value="0.252308402585411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35017832442683">
            <text:p>0.24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89384040138741">
            <text:p>0.19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1]*[.AJ11]" office:value-type="float" office:value="0">
            <text:p>0</text:p>
          </table:table-cell>
          <table:table-cell table:number-columns-repeated="6"/>
          <table:table-cell office:value-type="float" office:value="0.013">
            <text:p>0.01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175502025831">
            <text:p>0.12</text:p>
          </table:table-cell>
          <table:table-cell office:value-type="float" office:value="0.252539242843952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94645368813169">
            <text:p>0.19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195788791102672">
            <text:p>0.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2]*[.AJ12]" office:value-type="float" office:value="0">
            <text:p>0</text:p>
          </table:table-cell>
          <table:table-cell table:number-columns-repeated="6"/>
          <table:table-cell office:value-type="float" office:value="0.028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263361269660589">
            <text:p>0.26</text:p>
          </table:table-cell>
          <table:table-cell office:value-type="float" office:value="0.252539242843952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50678659149594">
            <text:p>0.25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68174979531761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3]*[.AJ13]" office:value-type="float" office:value="0">
            <text:p>0</text:p>
          </table:table-cell>
          <table:table-cell table:number-columns-repeated="6"/>
          <table:table-cell office:value-type="float" office:value="0.037">
            <text:p>0.04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677957048188">
            <text:p>0.13</text:p>
          </table:table-cell>
          <table:table-cell office:value-type="float" office:value="0.252770083102493">
            <text:p>0.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81248994082288">
            <text:p>0.18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207069531364806">
            <text:p>0.2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4]*[.AJ14]" office:value-type="float" office:value="0">
            <text:p>0</text:p>
          </table:table-cell>
          <table:table-cell table:number-columns-repeated="6"/>
          <table:table-cell office:value-type="float" office:value="0.015">
            <text:p>0.02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0819755873976">
            <text:p>0.12</text:p>
          </table:table-cell>
          <table:table-cell office:value-type="float" office:value="0.253000923361034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06537240531544">
            <text:p>0.2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73907952406388">
            <text:p>0.17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5]*[.AJ15]" office:value-type="float" office:value="0">
            <text:p>0</text:p>
          </table:table-cell>
          <table:table-cell table:number-columns-repeated="6"/>
          <table:table-cell office:value-type="float" office:value="0.034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87576770473487">
            <text:p>0.19</text:p>
          </table:table-cell>
          <table:table-cell office:value-type="float" office:value="0.253000923361034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91941462003718">
            <text:p>0.19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82156361015411">
            <text:p>0.1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6]*[.AJ16]" office:value-type="float" office:value="0">
            <text:p>0</text:p>
          </table:table-cell>
          <table:table-cell table:number-columns-repeated="6"/>
          <table:table-cell office:value-type="float" office:value="0.074">
            <text:p>0.07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6912409933919">
            <text:p>0.13</text:p>
          </table:table-cell>
          <table:table-cell office:value-type="float" office:value="0.253000923361034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20401527362128">
            <text:p>0.22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18898423887309">
            <text:p>0.22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7]*[.AJ17]" office:value-type="float" office:value="0">
            <text:p>0</text:p>
          </table:table-cell>
          <table:table-cell table:number-columns-repeated="6"/>
          <table:table-cell office:value-type="float" office:value="0.082">
            <text:p>0.08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7596783862397">
            <text:p>0.13</text:p>
          </table:table-cell>
          <table:table-cell office:value-type="float" office:value="0.253231763619575">
            <text:p>0.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06554968008901">
            <text:p>0.2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07393757595408">
            <text:p>0.21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8]*[.AJ18]" office:value-type="float" office:value="0">
            <text:p>0</text:p>
          </table:table-cell>
          <table:table-cell table:number-columns-repeated="6"/>
          <table:table-cell office:value-type="float" office:value="0.093">
            <text:p>0.09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9048104442832">
            <text:p>0.13</text:p>
          </table:table-cell>
          <table:table-cell office:value-type="float" office:value="0.256001846722068">
            <text:p>0.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20458441894694">
            <text:p>0.22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49213109936018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19]*[.AJ19]" office:value-type="float" office:value="0">
            <text:p>0</text:p>
          </table:table-cell>
          <table:table-cell table:number-columns-repeated="6"/>
          <table:table-cell office:value-type="float" office:value="0.051">
            <text:p>0.05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2305598384">
            <text:p>0.12</text:p>
          </table:table-cell>
          <table:table-cell office:value-type="float" office:value="0.25854108956602">
            <text:p>0.2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80243892767422">
            <text:p>0.28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77925092077917">
            <text:p>0.1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20]*[.AJ2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30018217315547">
            <text:p>0.23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82309377135753">
            <text:p>0.18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21]*[.AJ2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11098567106666">
            <text:p>0.31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52772134271646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22]*[.AJ2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1546862353136">
            <text:p>0.22</text:p>
          </table:table-cell>
          <table:table-cell office:value-type="float" office:value="0.24838411819021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52017783458864">
            <text:p>0.15</text:p>
          </table:table-cell>
          <table:table-cell office:value-type="float" office:value="0.246537396121884">
            <text:p>0.25</text:p>
          </table:table-cell>
          <table:table-cell table:number-columns-repeated="16"/>
          <table:table-cell/>
          <table:table-cell table:formula="of:=[.AI23]*[.AJ2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0342653476801">
            <text:p>0.1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54793066690303">
            <text:p>0.15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24]*[.AJ2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40215948664958">
            <text:p>0.14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197555007662469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25]*[.AJ2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51782194615046">
            <text:p>0.15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211183239136672">
            <text:p>0.21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26]*[.AJ2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01678278941856">
            <text:p>0.1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77510828922846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27]*[.AJ2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1899102663087">
            <text:p>0.11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204188349781789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28]*[.AJ2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51913751157534">
            <text:p>0.15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81823271046131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29]*[.AJ2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43730654307194">
            <text:p>0.14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9989363513586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0]*[.AJ3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50507682295615">
            <text:p>0.15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12645289506033">
            <text:p>0.21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1]*[.AJ31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18196089225193">
            <text:p>0.12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99084235840761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2]*[.AJ3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56465514225134">
            <text:p>0.16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47448292913907">
            <text:p>0.15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3]*[.AJ3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43628488056112">
            <text:p>0.14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54992267554285">
            <text:p>0.15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4]*[.AJ3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84000951685627">
            <text:p>0.18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76767674411553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5]*[.AJ3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61315845332425">
            <text:p>0.16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84454868408469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6]*[.AJ3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06801753154208">
            <text:p>0.21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86210355179339">
            <text:p>0.19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7]*[.AJ3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22832990835361">
            <text:p>0.22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64958375416654">
            <text:p>0.16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8]*[.AJ3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81550594453632">
            <text:p>0.28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99654780704107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39]*[.AJ3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95137772822378">
            <text:p>0.3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216363861137871">
            <text:p>0.2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0]*[.AJ4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91914870787683">
            <text:p>0.19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15456494204748">
            <text:p>0.2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1]*[.AJ41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16852299790303">
            <text:p>0.22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85305320809026">
            <text:p>0.19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2]*[.AJ4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56127059361391">
            <text:p>0.26</text:p>
          </table:table-cell>
          <table:table-cell office:value-type="float" office:value="0.248845798707294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87218488825858">
            <text:p>0.19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3]*[.AJ43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898414557057985">
            <text:p>0.09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55153680900742">
            <text:p>0.16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4]*[.AJ4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61855133854117">
            <text:p>0.16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79355886105623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5]*[.AJ4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996144273674929">
            <text:p>0.1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88311527758664">
            <text:p>0.19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6]*[.AJ46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96821649914978">
            <text:p>0.2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79159484317014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7]*[.AJ4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54494498650612">
            <text:p>0.15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86876068605337">
            <text:p>0.19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8]*[.AJ4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40200087237849">
            <text:p>0.14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64666805065393">
            <text:p>0.16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49]*[.AJ4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08912255984773">
            <text:p>0.21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200723094471126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50]*[.AJ5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08900126658161">
            <text:p>0.21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207812219363537">
            <text:p>0.21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51]*[.AJ51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19947610639285">
            <text:p>0.22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78513830931182">
            <text:p>0.18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52]*[.AJ5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24059452360903">
            <text:p>0.22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202951624979882">
            <text:p>0.2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53]*[.AJ5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34475278333057">
            <text:p>0.23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32695999421524">
            <text:p>0.23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54]*[.AJ5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58715271055461">
            <text:p>0.26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3735319432814">
            <text:p>0.24</text:p>
          </table:table-cell>
          <table:table-cell office:value-type="float" office:value="0.246537396121884">
            <text:p>0.25</text:p>
          </table:table-cell>
          <table:table-cell table:number-columns-repeated="17"/>
          <table:table-cell table:formula="of:=[.AI55]*[.AJ5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28146568916734">
            <text:p>0.23</text:p>
          </table:table-cell>
          <table:table-cell office:value-type="float" office:value="0.249076638965836">
            <text:p>0.25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215905279289408">
            <text:p>0.2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56]*[.AJ5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659158924501939">
            <text:p>0.07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08050374026447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57]*[.AJ5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905533538754365">
            <text:p>0.09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1132389267412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58]*[.AJ5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29375596261368">
            <text:p>0.13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14149092749695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59]*[.AJ5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69149990786377">
            <text:p>0.17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07627713645259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0]*[.AJ6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55824525964923">
            <text:p>0.16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11840322080273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1]*[.AJ61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81843331086298">
            <text:p>0.18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20544046949824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2]*[.AJ6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69543260876157">
            <text:p>0.17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263873033941121">
            <text:p>0.26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3]*[.AJ6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62329810385969">
            <text:p>0.26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27670492847196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4]*[.AJ6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66276739916914">
            <text:p>0.17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135040924814503">
            <text:p>0.14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5]*[.AJ6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62597588596567">
            <text:p>0.26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90679778779743">
            <text:p>0.29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6]*[.AJ6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29913718501655">
            <text:p>0.23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236478016761796">
            <text:p>0.24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7]*[.AJ6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91044125090678">
            <text:p>0.29</text:p>
          </table:table-cell>
          <table:table-cell office:value-type="float" office:value="0.249307479224377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18376629586693">
            <text:p>0.09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8]*[.AJ6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0051736243128">
            <text:p>0.14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01615766258546">
            <text:p>0.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69]*[.AJ6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17924578914099">
            <text:p>0.12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06940540641408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0]*[.AJ70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786092327501149">
            <text:p>0.08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20145645221862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1]*[.AJ7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86382498314723">
            <text:p>0.19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5545061614647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2]*[.AJ7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85964036546594">
            <text:p>0.19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02924800507566">
            <text:p>0.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3]*[.AJ7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52358570885418">
            <text:p>0.25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06913482912811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4]*[.AJ7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12482943134451">
            <text:p>0.21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22934457317599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5]*[.AJ7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94437304210509">
            <text:p>0.19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30811988439819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6]*[.AJ7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70529934944823">
            <text:p>0.17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25339096318516">
            <text:p>0.2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7]*[.AJ7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46049921509261">
            <text:p>0.25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259696346973383">
            <text:p>0.26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8]*[.AJ7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49825407673665">
            <text:p>0.25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264332548814708">
            <text:p>0.26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79]*[.AJ79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64628784291589">
            <text:p>0.26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27045599270374">
            <text:p>0.2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0]*[.AJ80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28874795026043">
            <text:p>0.23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44143984437141">
            <text:p>0.14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1]*[.AJ8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9701641890962">
            <text:p>0.3</text:p>
          </table:table-cell>
          <table:table-cell office:value-type="float" office:value="0.24953831948291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28155665911694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2]*[.AJ8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889168278078808">
            <text:p>0.09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214345727794585">
            <text:p>0.2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3]*[.AJ8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54208992962658">
            <text:p>0.35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12363282662294">
            <text:p>0.1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4]*[.AJ8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900350584190356">
            <text:p>0.09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15240265632253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5]*[.AJ8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971129870099577">
            <text:p>0.1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0997870370154392">
            <text:p>0.1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6]*[.AJ8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8322700734524">
            <text:p>0.18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23864216853699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7]*[.AJ8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68271081119537">
            <text:p>0.17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15719374033444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8]*[.AJ88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3">
            <text:p>0.3</text:p>
          </table:table-cell>
          <table:table-cell office:value-type="float" office:value="0.126989851019213">
            <text:p>0.13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21184102184912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89]*[.AJ8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05347633498401">
            <text:p>0.21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254869808006755">
            <text:p>0.25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0]*[.AJ9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1973348137332">
            <text:p>0.22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24751057234094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1]*[.AJ91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85031711191403">
            <text:p>0.29</text:p>
          </table:table-cell>
          <table:table-cell office:value-type="float" office:value="0.24976915974145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32092565422555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2]*[.AJ9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0759818340008351">
            <text:p>0.08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464142678202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3]*[.AJ9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0885557470848796">
            <text:p>0.09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20081733000865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4]*[.AJ9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55882373522613">
            <text:p>0.06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25861357131694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5]*[.AJ95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760266192067887">
            <text:p>0.08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17320445146287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6]*[.AJ96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39037537933303">
            <text:p>0.14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24281279084143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7]*[.AJ97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44301665683103">
            <text:p>0.14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44603032798166">
            <text:p>0.14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8]*[.AJ98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11624093507778">
            <text:p>0.21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221124155320692">
            <text:p>0.2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99]*[.AJ99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89122326591449">
            <text:p>0.19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229366032753847">
            <text:p>0.2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100]*[.AJ100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96346740126845">
            <text:p>0.2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255319059603977">
            <text:p>0.26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101]*[.AJ10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67586240678496">
            <text:p>0.17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3304191848626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102]*[.AJ102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61362496588627">
            <text:p>0.16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31033115394215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103]*[.AJ103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27422774676765">
            <text:p>0.13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26735135160352">
            <text:p>0.13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formula="of:=[.AI104]*[.AJ104]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20397795261632">
            <text:p>0.22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27975592062755">
            <text:p>0.13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79120530518085">
            <text:p>0.28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19776167272744">
            <text:p>0.12</text:p>
          </table:table-cell>
          <table:table-cell office:value-type="float" office:value="0.247229916897507">
            <text:p>0.25</text:p>
          </table:table-cell>
          <table:table-cell table:number-columns-repeated="17"/>
          <table:table-cell table:style-name="ce1" table:formula="of:=SUM([.AJ82:.AJ185])/SUM([.AJ1:.AJ80])" office:value-type="float" office:value="0">
            <text:p>#DIV/0!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81525636031564">
            <text:p>0.18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143614959191814">
            <text:p>0.14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05498083799652">
            <text:p>0.31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272813747192178">
            <text:p>0.2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18645107566134">
            <text:p>0.22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09243946416367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04159426002944">
            <text:p>0.2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44033887472505">
            <text:p>0.14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18085525747995">
            <text:p>0.32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70031699528589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17404650663731">
            <text:p>0.22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5345091004938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47662888692435">
            <text:p>0.35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69923468614201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78693205011278">
            <text:p>0.28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67024093041265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11636456090671">
            <text:p>0.11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8770646096572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93205944303065">
            <text:p>0.29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89155915495915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66642952278097">
            <text:p>0.17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203237130667836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38751099220224">
            <text:p>0.14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191899475873137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27977691369284">
            <text:p>0.23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74855905932407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35421365808828">
            <text:p>0.24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01062715616275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17793722140453">
            <text:p>0.22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9074579030726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56607567300268">
            <text:p>0.26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48370588249015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82175254774173">
            <text:p>0.28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51789192303476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07885228579493">
            <text:p>0.31</text:p>
          </table:table-cell>
          <table:table-cell office:value-type="float" office:value="0.25023084025854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40248138031737">
            <text:p>0.14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0783587155043117">
            <text:p>0.0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49221973674696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0993387184433409">
            <text:p>0.1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61426408809623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10329754404462">
            <text:p>0.11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65740250470595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30212986310189">
            <text:p>0.13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87246946092141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1708765537784">
            <text:p>0.12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76122487538283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08349875091262">
            <text:p>0.11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196068232127321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50781058656957">
            <text:p>0.15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78262847172817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81421603730234">
            <text:p>0.1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91577115692783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28935208402824">
            <text:p>0.13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98032250013412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8124479546923">
            <text:p>0.1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16473025077383">
            <text:p>0.2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04626871590085">
            <text:p>0.2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41242276301395">
            <text:p>0.14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51386358706174">
            <text:p>0.25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64576301628362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94951867566414">
            <text:p>0.19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52668568482878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7699836487347">
            <text:p>0.2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52823450653468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79783211612431">
            <text:p>0.1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67941256738191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77422191536063">
            <text:p>0.1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54305561062996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47248858793645">
            <text:p>0.25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78780676116656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93620440714417">
            <text:p>0.19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197594194717678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3969135528897">
            <text:p>0.24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13364651876663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668423863983597">
            <text:p>0.07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9062076494064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23462083025241">
            <text:p>0.12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99167741589362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51092222535822">
            <text:p>0.15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21659711741888">
            <text:p>0.2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60277388369375">
            <text:p>0.16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71899615826905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00963348440565">
            <text:p>0.2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661209247212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86443144947786">
            <text:p>0.19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80004338566827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37569189644354">
            <text:p>0.24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59935434661417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94670560491518">
            <text:p>0.19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72016243967409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91488478306">
            <text:p>0.19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59262257034426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47553491496642">
            <text:p>0.25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66731123152319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93748031900129">
            <text:p>0.29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62134574878765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65700830159104">
            <text:p>0.05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79708569602508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71115874722717">
            <text:p>0.17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93414242162006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00458348592182">
            <text:p>0.1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8639276159108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08375999794735">
            <text:p>0.11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208444810397632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07707953805926">
            <text:p>0.11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228622411729992">
            <text:p>0.23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987989634090872">
            <text:p>0.1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205550099950316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39812881811375">
            <text:p>0.14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98331284565665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54906895755435">
            <text:p>0.15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202148290348088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41192359457259">
            <text:p>0.14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204534968615367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40331643780338">
            <text:p>0.14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59298645014264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39383690254319">
            <text:p>0.14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71571657495807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60724074147507">
            <text:p>0.26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83996286560006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676242614523003">
            <text:p>0.07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86644678374577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0986333514495712">
            <text:p>0.1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931492630267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312116497516987">
            <text:p>0.31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8612218430511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3105504148463">
            <text:p>0.33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208971503080149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91869152556605">
            <text:p>0.19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209720255742186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72880691744827">
            <text:p>0.08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88503730934215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976238182653663">
            <text:p>0.1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215059492014471">
            <text:p>0.2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16774625448727">
            <text:p>0.12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96510486036113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69321200896637">
            <text:p>0.17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203589814164721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24018399255446">
            <text:p>0.22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23680177647984">
            <text:p>0.2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38033836156123">
            <text:p>0.24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211085271498648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54760410810962">
            <text:p>0.15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66398499695601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886420519088528">
            <text:p>0.09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77519226148962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67398236116003">
            <text:p>0.17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50501151119747">
            <text:p>0.15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94020241980066">
            <text:p>0.19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70849029537243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16339602484646">
            <text:p>0.22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62088856647687">
            <text:p>0.16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14812240356602">
            <text:p>0.21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74194857632029">
            <text:p>0.17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97918187691999">
            <text:p>0.3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83505515344764">
            <text:p>0.18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71371523606702">
            <text:p>0.17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92269886847378">
            <text:p>0.19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15311875310522">
            <text:p>0.22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216024706505284">
            <text:p>0.2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0771243232652147">
            <text:p>0.08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95579793474889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61799152346675">
            <text:p>0.16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204674922383972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69920203026267">
            <text:p>0.17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200201066914229">
            <text:p>0.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22684639840639">
            <text:p>0.22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21043915160025">
            <text:p>0.22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36445827395017">
            <text:p>0.24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214780050989823">
            <text:p>0.21</text:p>
          </table:table-cell>
          <table:table-cell office:value-type="float" office:value="0.24722991689750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24086976602062">
            <text:p>0.22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208695794155997">
            <text:p>0.2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37736434397837">
            <text:p>0.14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241500957517034">
            <text:p>0.2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52105954333085">
            <text:p>0.15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03010172306415">
            <text:p>0.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48349828440005">
            <text:p>0.25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183274125114">
            <text:p>0.2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19049573957403">
            <text:p>0.22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239146935129096">
            <text:p>0.2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00792371586586">
            <text:p>0.3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28861732674307">
            <text:p>0.2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52794293618341">
            <text:p>0.25</text:p>
          </table:table-cell>
          <table:table-cell office:value-type="float" office:value="0.25138504155124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148618306419446">
            <text:p>0.1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62355935089442">
            <text:p>0.05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322036420635717">
            <text:p>0.3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697245010065009">
            <text:p>0.07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98074702656556">
            <text:p>0.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00485406320779">
            <text:p>0.1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222210196565068">
            <text:p>0.2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15238866094567">
            <text:p>0.12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247033796502555">
            <text:p>0.2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61623976879637">
            <text:p>0.26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09198927954132">
            <text:p>0.1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27357462918083">
            <text:p>0.13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00087471105378">
            <text:p>0.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78680375915822">
            <text:p>0.18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131097494127773">
            <text:p>0.1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16582655529457">
            <text:p>0.22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143634086206856">
            <text:p>0.1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24008135979082">
            <text:p>0.22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15488916827808">
            <text:p>0.1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378486306690023">
            <text:p>0.04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07055769244226">
            <text:p>0.1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60080986580766">
            <text:p>0.06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30895027675858">
            <text:p>0.1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560286252108054">
            <text:p>0.06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20185765302195">
            <text:p>0.1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05727141467602">
            <text:p>0.11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134810467608867">
            <text:p>0.1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28687490232393">
            <text:p>0.13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15789164312722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30603923837159">
            <text:p>0.13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28403384082125">
            <text:p>0.1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2149946467684">
            <text:p>0.13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162642607058802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25237863092558">
            <text:p>0.23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980194209179568">
            <text:p>0.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68105935672583">
            <text:p>0.17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0951928213046957">
            <text:p>0.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94027706181058">
            <text:p>0.19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04564125650493">
            <text:p>0.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52320550111613">
            <text:p>0.15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06746937928171">
            <text:p>0.1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08115452528848">
            <text:p>0.21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25495144770511">
            <text:p>0.1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3411513063518">
            <text:p>0.23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6543841684297">
            <text:p>0.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897840746606704">
            <text:p>0.09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09944415028236">
            <text:p>0.1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0874076596697558">
            <text:p>0.09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1152519284463">
            <text:p>0.2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770524803306641">
            <text:p>0.08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47384847205473">
            <text:p>0.1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975678367579243">
            <text:p>0.1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55503098809693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7032093731704">
            <text:p>0.17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64059872222209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90198804328304">
            <text:p>0.29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40211283539338">
            <text:p>0.1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02386678267279">
            <text:p>0.2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43537984619081">
            <text:p>0.1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02453856076209">
            <text:p>0.2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90051153102425">
            <text:p>0.19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680711804867126">
            <text:p>0.07</text:p>
          </table:table-cell>
          <table:table-cell office:value-type="float" office:value="0.25230840258541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7065402728632">
            <text:p>0.17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4413605372359">
            <text:p>0.11</text:p>
          </table:table-cell>
          <table:table-cell office:value-type="float" office:value="0.25230840258541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42081532400464">
            <text:p>0.1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37470522237488">
            <text:p>0.14</text:p>
          </table:table-cell>
          <table:table-cell office:value-type="float" office:value="0.25230840258541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51786859740666">
            <text:p>0.1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98166838887554">
            <text:p>0.3</text:p>
          </table:table-cell>
          <table:table-cell office:value-type="float" office:value="0.25230840258541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56733292435732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787342581167354">
            <text:p>0.08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71994317876995">
            <text:p>0.17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19841012518865">
            <text:p>0.12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75607924182378">
            <text:p>0.18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92206907651506">
            <text:p>0.1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75540279860886">
            <text:p>0.18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91740395089489">
            <text:p>0.1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55313694709514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76928387989168">
            <text:p>0.07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73900954717958">
            <text:p>0.17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784814083081222">
            <text:p>0.08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45303268153753">
            <text:p>0.1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61055064810258">
            <text:p>0.16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83628674661137">
            <text:p>0.18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10920126051694">
            <text:p>0.21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92006307249838">
            <text:p>0.19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09403027200015">
            <text:p>0.21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203229666466844">
            <text:p>0.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34417430775367">
            <text:p>0.23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42056340722115">
            <text:p>0.14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66262278027492">
            <text:p>0.17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55929024778815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3229946374381">
            <text:p>0.23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55821260376989">
            <text:p>0.16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09357542225218">
            <text:p>0.31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49887220588132">
            <text:p>0.1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40122412896273">
            <text:p>0.24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76773739074859">
            <text:p>0.18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29224912703837">
            <text:p>0.33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86561639138538">
            <text:p>0.19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994926675888065">
            <text:p>0.1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79119830749243">
            <text:p>0.18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97913289310098">
            <text:p>0.2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69947260754864">
            <text:p>0.17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76583868462118">
            <text:p>0.18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74619384063464">
            <text:p>0.17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28373993790718">
            <text:p>0.13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20372137070721">
            <text:p>0.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47156489306366">
            <text:p>0.25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202782280919869">
            <text:p>0.2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49032336318236">
            <text:p>0.25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84870531101226">
            <text:p>0.18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7398002859722">
            <text:p>0.27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86482798515557">
            <text:p>0.19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22327990986977">
            <text:p>0.32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34295670996681">
            <text:p>0.23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45005399882905">
            <text:p>0.25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87660276222088">
            <text:p>0.19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314243328287222">
            <text:p>0.31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51987926654895">
            <text:p>0.15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676317256532925">
            <text:p>0.07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206317513114834">
            <text:p>0.21</text:p>
          </table:table-cell>
          <table:table-cell office:value-type="float" office:value="0.24746075715604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6922929792192">
            <text:p>0.17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10109093962628">
            <text:p>0.11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9237438566127">
            <text:p>0.19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19552241242976">
            <text:p>0.12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39067627993553">
            <text:p>0.24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08730082829305">
            <text:p>0.11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88391068150488">
            <text:p>0.29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39957034193038">
            <text:p>0.14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71672190952922">
            <text:p>0.27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63815419639712">
            <text:p>0.16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76288099497799">
            <text:p>0.18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194557197938948">
            <text:p>0.19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39175159139098">
            <text:p>0.34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68593907812453">
            <text:p>0.17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19855007895725">
            <text:p>0.12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77825724902207">
            <text:p>0.18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18510985204554">
            <text:p>0.12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78157881846363">
            <text:p>0.18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42363305987922">
            <text:p>0.14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69742928252701">
            <text:p>0.17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54695565564842">
            <text:p>0.15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95671229937044">
            <text:p>0.2</text:p>
          </table:table-cell>
          <table:table-cell office:value-type="float" office:value="0.24792243767313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37298379102103">
            <text:p>0.14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74191592044095">
            <text:p>0.17</text:p>
          </table:table-cell>
          <table:table-cell office:value-type="float" office:value="0.248153277931671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41899125988715">
            <text:p>0.14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44497134446588">
            <text:p>0.14</text:p>
          </table:table-cell>
          <table:table-cell office:value-type="float" office:value="0.248153277931671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37445330559139">
            <text:p>0.14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90450487855512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37608143443283">
            <text:p>0.14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203163888195599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05018275629617">
            <text:p>0.21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03547594777858">
            <text:p>0.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40886093960295">
            <text:p>0.24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10061976193864">
            <text:p>0.1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11856183507381">
            <text:p>0.31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04666758414137">
            <text:p>0.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28035538926974">
            <text:p>0.23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0993069955891237">
            <text:p>0.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55616228105982">
            <text:p>0.26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09970539731709">
            <text:p>0.1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5210012292606">
            <text:p>0.25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246642392463023">
            <text:p>0.25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61375092427801">
            <text:p>0.16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15019605190419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0889914698178035">
            <text:p>0.09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24563519184163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15767191571051">
            <text:p>0.22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0562707452305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14784249602881">
            <text:p>0.21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22267810866477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07436910007394">
            <text:p>0.11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144659014305608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58018068031527">
            <text:p>0.16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91684880094609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27946201771348">
            <text:p>0.13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243247114036663">
            <text:p>0.2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81918906121345">
            <text:p>0.18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03181848929237">
            <text:p>0.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66987238548866">
            <text:p>0.17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29840709285699">
            <text:p>0.13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7907994392519">
            <text:p>0.28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13945226760094">
            <text:p>0.1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95248569555857">
            <text:p>0.2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20073802287311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80591444626125">
            <text:p>0.28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274056070144829">
            <text:p>0.2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07488459645497">
            <text:p>0.21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139045935159419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94212445155617">
            <text:p>0.19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137587150377992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37103843363742">
            <text:p>0.14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140085791660155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65558310571408">
            <text:p>0.17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307568000037321">
            <text:p>0.3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06032707195723">
            <text:p>0.31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201887043313359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6">
            <text:p>0.6</text:p>
          </table:table-cell>
          <table:table-cell office:value-type="float" office:value="0.246216466493901">
            <text:p>0.25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214757658386846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61196184860268">
            <text:p>0.26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245606734575345">
            <text:p>0.25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02695043070772">
            <text:p>0.2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20733917562565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22841621317758">
            <text:p>0.32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20789432557445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09956544354848">
            <text:p>0.11</text:p>
          </table:table-cell>
          <table:table-cell office:value-type="float" office:value="0.25369344413665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30420584400286">
            <text:p>0.13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83299783304915">
            <text:p>0.18</text:p>
          </table:table-cell>
          <table:table-cell office:value-type="float" office:value="0.25369344413665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77455313927966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88951816250032">
            <text:p>0.29</text:p>
          </table:table-cell>
          <table:table-cell office:value-type="float" office:value="0.25369344413665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252177097498793">
            <text:p>0.25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10953481699878">
            <text:p>0.31</text:p>
          </table:table-cell>
          <table:table-cell office:value-type="float" office:value="0.25369344413665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40915950764264">
            <text:p>0.2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7">
            <text:p>0.7</text:p>
          </table:table-cell>
          <table:table-cell office:value-type="float" office:value="0.284742473402953">
            <text:p>0.28</text:p>
          </table:table-cell>
          <table:table-cell office:value-type="float" office:value="0.253693444136657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242627585354305">
            <text:p>0.2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582151695889791">
            <text:p>0.06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256558583481257">
            <text:p>0.2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7336143293999">
            <text:p>0.11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142836349725807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9642184864933">
            <text:p>0.2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21484069762289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5069615337067">
            <text:p>0.15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38975025249992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93249096715052">
            <text:p>0.19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41054271738902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75009621821592">
            <text:p>0.28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01888209594764">
            <text:p>0.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59634300802635">
            <text:p>0.26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270581018070364">
            <text:p>0.2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29584360632871">
            <text:p>0.23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26881293546032">
            <text:p>0.2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30486595927812">
            <text:p>0.23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21990702404639">
            <text:p>0.2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55910131020053">
            <text:p>0.06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131285965202828">
            <text:p>0.13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38767893672457">
            <text:p>0.14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139939773228244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859148194713013">
            <text:p>0.09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24814036429966">
            <text:p>0.1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57598206725712">
            <text:p>0.16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32257710869509">
            <text:p>0.13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95184190822298">
            <text:p>0.2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327592585249339">
            <text:p>0.33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50609148777854">
            <text:p>0.25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282129536543095">
            <text:p>0.2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90528395453369">
            <text:p>0.19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56968881279551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89799702831498">
            <text:p>0.19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60896917051734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81785250272327">
            <text:p>0.28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54438050630608">
            <text:p>0.15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688008061337072">
            <text:p>0.07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65156643255511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10094632073205">
            <text:p>0.11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77410995234574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583187353777469">
            <text:p>0.06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83804083384455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51165931520621">
            <text:p>0.15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71564193294815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56056849220807">
            <text:p>0.16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208021216991321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16425674052338">
            <text:p>0.12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204664192595046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02956756618064">
            <text:p>0.2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76526020904428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84107316549766">
            <text:p>0.18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203598211390837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5921537252194">
            <text:p>0.13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05251531910626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42055407696991">
            <text:p>0.14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79942292396078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36112737425737">
            <text:p>0.24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39747570052693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67324527131204">
            <text:p>0.17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40367098735051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67439289221461">
            <text:p>0.17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58871786020018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04316873992624">
            <text:p>0.3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69681815107076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61901085341476">
            <text:p>0.26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82722240753138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63361269660589">
            <text:p>0.26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200373210049614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76969674350906">
            <text:p>0.18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67495270728903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84417314147227">
            <text:p>0.28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76379069447393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03033731190797">
            <text:p>0.2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39905251298654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41578398602328">
            <text:p>0.24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42854543715726">
            <text:p>0.14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95477393967526">
            <text:p>0.3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56796271631604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29247305306814">
            <text:p>0.13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68633094867662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83460263626249">
            <text:p>0.18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52013584845806">
            <text:p>0.15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32894267260382">
            <text:p>0.23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70571454562843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31218554137617">
            <text:p>0.23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91037360658529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90471480920803">
            <text:p>0.19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63579364283332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1316964962574">
            <text:p>0.21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192907143007093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69674117649803">
            <text:p>0.07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198854711660248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590292340096988">
            <text:p>0.06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77608330048307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0996214250559232">
            <text:p>0.1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200524826632269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91265485301355">
            <text:p>0.19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201890775413855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14819471301313">
            <text:p>0.11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6408319785031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53076300462081">
            <text:p>0.15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67493404678654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67668813401973">
            <text:p>0.17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82366758180881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34620830252407">
            <text:p>0.23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7026542232216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96339742438414">
            <text:p>0.2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58553624452722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82376554944683">
            <text:p>0.18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79210334186274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07162367364647">
            <text:p>0.21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200639122209963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00146951457035">
            <text:p>0.2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93891484512949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51369097741379">
            <text:p>0.25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203183948235766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9">
            <text:p>0.9</text:p>
          </table:table-cell>
          <table:table-cell office:value-type="float" office:value="0.357559019670502">
            <text:p>0.36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211271410010893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58842628984892">
            <text:p>0.06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202442193262159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576119688462911">
            <text:p>0.06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64014153991132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881190913268317">
            <text:p>0.09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55133154348014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84996022980409">
            <text:p>0.08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67975312155218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64052874533779">
            <text:p>0.1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89950386389029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14042727885555">
            <text:p>0.11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8389085472099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51227044666245">
            <text:p>0.15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202475782166624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04599347348926">
            <text:p>0.2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92531133882108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57071747299475">
            <text:p>0.26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96941077130854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44516961230474">
            <text:p>0.24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201406535374481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39836907208319">
            <text:p>0.24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21454119655807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583084721013825">
            <text:p>0.06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5063130812455">
            <text:p>0.15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32178403733967">
            <text:p>0.13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60511111162946">
            <text:p>0.16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97125349592851">
            <text:p>0.2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70969856290805">
            <text:p>0.17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57433061278758">
            <text:p>0.16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81121169640296">
            <text:p>0.18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91515536034597">
            <text:p>0.19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99870776020321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76416157196073">
            <text:p>0.28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201406068861919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07119448208942">
            <text:p>0.21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92536732032852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28707783528841">
            <text:p>0.23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197526083883624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95447070650995">
            <text:p>0.3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85348239964732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892541163902191">
            <text:p>0.09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210737719639946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12428594420976">
            <text:p>0.11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86806091721035">
            <text:p>0.19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72611980509105">
            <text:p>0.17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203539897320585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893021671841069">
            <text:p>0.09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212902804440267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5601113098973">
            <text:p>0.16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204787818423981">
            <text:p>0.2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95983793353596">
            <text:p>0.2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213400573343939">
            <text:p>0.21</text:p>
          </table:table-cell>
          <table:table-cell office:value-type="float" office:value="0.24838411819021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83668328228908">
            <text:p>0.18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222714496644608">
            <text:p>0.2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79190740658669">
            <text:p>0.18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85127579522898">
            <text:p>0.19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48428202550424">
            <text:p>0.25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26076885935346">
            <text:p>0.1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77156745888275">
            <text:p>0.18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0963395091821335">
            <text:p>0.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768472148033766">
            <text:p>0.08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30055771576789">
            <text:p>0.1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79682444899035">
            <text:p>0.08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132546015632836">
            <text:p>0.1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1816996452172">
            <text:p>0.12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14120635483412">
            <text:p>0.14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39310914294645">
            <text:p>0.14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95156200068577">
            <text:p>0.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70676653145578">
            <text:p>0.27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0946997175266437">
            <text:p>0.09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67454450879726">
            <text:p>0.27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24104470823138">
            <text:p>0.1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479546922999769">
            <text:p>0.05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1000552817386">
            <text:p>0.1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790155651916317">
            <text:p>0.08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135665585135044">
            <text:p>0.14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39922978776011">
            <text:p>0.14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135810670541831">
            <text:p>0.14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84728711282373">
            <text:p>0.18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57460585519917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79897973702687">
            <text:p>0.18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4504738601349">
            <text:p>0.1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93780454523189">
            <text:p>0.19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270655660080287">
            <text:p>0.2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05853333115627">
            <text:p>0.21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281474552906023">
            <text:p>0.2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0421634053551">
            <text:p>0.2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32584736175483">
            <text:p>0.1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9972942271403">
            <text:p>0.2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18527779656787">
            <text:p>0.1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50711781541497">
            <text:p>0.25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307000720761908">
            <text:p>0.3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8200707699557">
            <text:p>0.26</text:p>
          </table:table-cell>
          <table:table-cell office:value-type="float" office:value="0.256232686980609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227813478947454">
            <text:p>0.2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19637846298106">
            <text:p>0.22</text:p>
          </table:table-cell>
          <table:table-cell office:value-type="float" office:value="0.256232686980609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13061885223914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16600383006813">
            <text:p>0.22</text:p>
          </table:table-cell>
          <table:table-cell office:value-type="float" office:value="0.256232686980609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32668241924084">
            <text:p>0.1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60487552278564">
            <text:p>0.26</text:p>
          </table:table-cell>
          <table:table-cell office:value-type="float" office:value="0.256232686980609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31182865926622">
            <text:p>0.1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16658697077066">
            <text:p>0.22</text:p>
          </table:table-cell>
          <table:table-cell office:value-type="float" office:value="0.256232686980609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84516914579217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679251620548012">
            <text:p>0.07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7015835768918">
            <text:p>0.15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5730873568098">
            <text:p>0.06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6479089740689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41359370954461">
            <text:p>0.14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188937587616891">
            <text:p>0.19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23890574813453">
            <text:p>0.22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209588699199698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25753825986149">
            <text:p>0.23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97583931441314">
            <text:p>0.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65707594591253">
            <text:p>0.17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65684268963153">
            <text:p>0.1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47603408340778">
            <text:p>0.25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5893010009027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6367849820276">
            <text:p>0.26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57383610947184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11602400673644">
            <text:p>0.31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20812058416703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24917135706172">
            <text:p>0.32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75036446293908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96942709924821">
            <text:p>0.3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8677017025376">
            <text:p>0.19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07843708961473">
            <text:p>0.31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60066991203906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42733250449601">
            <text:p>0.14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69428498785901">
            <text:p>0.1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49256262348004">
            <text:p>0.25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72628774961338">
            <text:p>0.1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07668533494436">
            <text:p>0.21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76106626111175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90982778688773">
            <text:p>0.19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80284712616599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17440105618444">
            <text:p>0.22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211804167356716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29273196754006">
            <text:p>0.23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49055895202618">
            <text:p>0.15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84813849824941">
            <text:p>0.28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76728020843781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39459032033085">
            <text:p>0.24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6463135011068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4">
            <text:p>0.4</text:p>
          </table:table-cell>
          <table:table-cell office:value-type="float" office:value="0.167783575492229">
            <text:p>0.17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208644011261613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26119571834771">
            <text:p>0.23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72848502378048">
            <text:p>0.1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89423926962793">
            <text:p>0.29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89209097927984">
            <text:p>0.19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64968638693018">
            <text:p>0.16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19731615323072">
            <text:p>0.2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27836338062993">
            <text:p>0.23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208443410859946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24623932560944">
            <text:p>0.22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56222461180323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38916944436021">
            <text:p>0.24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72218243906763">
            <text:p>0.1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46638893618808">
            <text:p>0.15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84308383463996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08869103572786">
            <text:p>0.11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99987404160826">
            <text:p>0.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92329367199035">
            <text:p>0.29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79923631893598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54386734248787">
            <text:p>0.15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7719033479274">
            <text:p>0.18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36575517887258">
            <text:p>0.24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58367019427916">
            <text:p>0.16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0525946262418">
            <text:p>0.21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70068554020988">
            <text:p>0.17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63436144926793">
            <text:p>0.16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861874960638">
            <text:p>0.19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29544240552537">
            <text:p>0.23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209282200446452">
            <text:p>0.21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40360334302902">
            <text:p>0.24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218161800551884">
            <text:p>0.22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2902221299564">
            <text:p>0.23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26068721965511">
            <text:p>0.23</text:p>
          </table:table-cell>
          <table:table-cell office:value-type="float" office:value="0.24884579870729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13683513212802">
            <text:p>0.11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12802270983152">
            <text:p>0.1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70104475488264">
            <text:p>0.17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093393482353">
            <text:p>0.1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54778138288319">
            <text:p>0.15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200398868240525">
            <text:p>0.2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89496936178749">
            <text:p>0.19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47330731748279">
            <text:p>0.15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02486511955551">
            <text:p>0.2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79685710486969">
            <text:p>0.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33296634345121">
            <text:p>0.33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0791695143371">
            <text:p>0.1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691884780727433">
            <text:p>0.07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10185602022798">
            <text:p>0.1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249143366308">
            <text:p>0.12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34440056634625">
            <text:p>0.13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11684040371997">
            <text:p>0.11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03442629451405">
            <text:p>0.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70032632553713">
            <text:p>0.17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263911287971207">
            <text:p>0.26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09821955480706">
            <text:p>0.21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319246209002293">
            <text:p>0.32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51285358736497">
            <text:p>0.15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0314102908006">
            <text:p>0.2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17900320260874">
            <text:p>0.32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67715931170737">
            <text:p>0.17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42676102660754">
            <text:p>0.24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48559992349194">
            <text:p>0.15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68892242595862">
            <text:p>0.27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61106847704642">
            <text:p>0.16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52551240573531">
            <text:p>0.25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78826394347734">
            <text:p>0.18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21564776435517">
            <text:p>0.12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204534502102805">
            <text:p>0.2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1038713544959">
            <text:p>0.11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83337104309876">
            <text:p>0.18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973998922355982">
            <text:p>0.1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61205281855227">
            <text:p>0.16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10242749811646">
            <text:p>0.21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62581027400615">
            <text:p>0.16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94734939225076">
            <text:p>0.19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7823578944422">
            <text:p>0.18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47782549164593">
            <text:p>0.25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1075731316755">
            <text:p>0.2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61691387944849">
            <text:p>0.16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87682202312503">
            <text:p>0.19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70560025005073">
            <text:p>0.27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73256234357251">
            <text:p>0.17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58166652282529">
            <text:p>0.26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91657822366012">
            <text:p>0.19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98216522475409">
            <text:p>0.2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199203196544075">
            <text:p>0.2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217688756814">
            <text:p>0.22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74058169451358">
            <text:p>0.17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52241709488632">
            <text:p>0.15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92599244716162">
            <text:p>0.19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25340262599921">
            <text:p>0.13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16575657841026">
            <text:p>0.22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52086827318043">
            <text:p>0.15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64720454010025">
            <text:p>0.16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77018658169918">
            <text:p>0.18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84203418137542">
            <text:p>0.18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305600250050733">
            <text:p>0.31</text:p>
          </table:table-cell>
          <table:table-cell office:value-type="float" office:value="0.258079409048938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91008436879684">
            <text:p>0.19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47160221406862">
            <text:p>0.25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85211085271499">
            <text:p>0.19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4125930400991">
            <text:p>0.12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205961564030015">
            <text:p>0.21</text:p>
          </table:table-cell>
          <table:table-cell office:value-type="float" office:value="0.249076638965836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92538131570538">
            <text:p>0.19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11907266632922">
            <text:p>0.2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88090400804268">
            <text:p>0.19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135527030904125">
            <text:p>0.1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7956091837663">
            <text:p>0.28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26448229934712">
            <text:p>0.13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5615924872817">
            <text:p>0.26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0979354486567937">
            <text:p>0.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66980007604155">
            <text:p>0.27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10836853559374">
            <text:p>0.1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449526839633974">
            <text:p>0.04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16635604705246">
            <text:p>0.1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26496980497442">
            <text:p>0.23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252589494603616">
            <text:p>0.25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7631935583945">
            <text:p>0.14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25582382619608">
            <text:p>0.26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90482677222291">
            <text:p>0.19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143330853041545">
            <text:p>0.1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60454429886661">
            <text:p>0.26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19527982589751">
            <text:p>0.1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43570873754703">
            <text:p>0.24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44054647281515">
            <text:p>0.2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72450333906366">
            <text:p>0.27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143189966247816">
            <text:p>0.1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01712567615164">
            <text:p>0.2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141785763436145">
            <text:p>0.1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13396374730881">
            <text:p>0.21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151978596403655">
            <text:p>0.15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68089374476631">
            <text:p>0.05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0525036562922">
            <text:p>0.1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67008698126719">
            <text:p>0.17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21056277742919">
            <text:p>0.1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77509895897722">
            <text:p>0.18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35861053898529">
            <text:p>0.1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44529090557086">
            <text:p>0.24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40326512142156">
            <text:p>0.14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0979751022245651">
            <text:p>0.1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70434766382172">
            <text:p>0.17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74718517982893">
            <text:p>0.07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55362212015964">
            <text:p>0.16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4514255457614">
            <text:p>0.16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97248042396662">
            <text:p>0.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86880033962115">
            <text:p>0.29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7845318429812">
            <text:p>0.18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53674136310305">
            <text:p>0.25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81468254986436">
            <text:p>0.18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02732830588296">
            <text:p>0.2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205939637939601">
            <text:p>0.2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17437539799353">
            <text:p>0.12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89788973042572">
            <text:p>0.19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8927884155601">
            <text:p>0.11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20410997567137">
            <text:p>0.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871184218813052">
            <text:p>0.09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205343901397905">
            <text:p>0.2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8352067700303">
            <text:p>0.07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28452601157418">
            <text:p>0.23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10616426373821">
            <text:p>0.21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55949084818981">
            <text:p>0.16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22027323640757">
            <text:p>0.22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17308035912137">
            <text:p>0.17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06870330500825">
            <text:p>0.21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80632264475302">
            <text:p>0.18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15191981582084">
            <text:p>0.22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90746723332393">
            <text:p>0.19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92440397188795">
            <text:p>0.29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73962067863582">
            <text:p>0.17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38468159351361">
            <text:p>0.24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99800332623457">
            <text:p>0.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895736774952008">
            <text:p>0.09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221676039681558">
            <text:p>0.22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71747299475407">
            <text:p>0.27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91832298064206">
            <text:p>0.19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81081049559962">
            <text:p>0.18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212571114008672">
            <text:p>0.21</text:p>
          </table:table-cell>
          <table:table-cell office:value-type="float" office:value="0.249307479224377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6875555441519">
            <text:p>0.13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9683144667878">
            <text:p>0.2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09983835339726">
            <text:p>0.21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236675818088092">
            <text:p>0.24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81067520695664">
            <text:p>0.18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16181221469841">
            <text:p>0.12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5895109315556">
            <text:p>0.14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0370994114944">
            <text:p>0.1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40145272011812">
            <text:p>0.24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138948900546519">
            <text:p>0.14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54318390158451">
            <text:p>0.25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25554858378449">
            <text:p>0.13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67044386337713">
            <text:p>0.27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82">
            <text:p>0.82</text:p>
          </table:table-cell>
          <table:table-cell office:value-type="float" office:value="0.112909568872416">
            <text:p>0.11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26139398618656">
            <text:p>0.33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315298579702505">
            <text:p>0.32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29566866411795">
            <text:p>0.13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17842006190622">
            <text:p>0.12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00156514964557">
            <text:p>0.1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140775297226816">
            <text:p>0.14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4359956427727">
            <text:p>0.11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37746697674202">
            <text:p>0.14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55730290427396">
            <text:p>0.16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247177482371657">
            <text:p>0.25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34293338433871">
            <text:p>0.23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267386806558234">
            <text:p>0.27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42084331475836">
            <text:p>0.34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97744411762648">
            <text:p>0.2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88848017204983">
            <text:p>0.19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48701812168047">
            <text:p>0.15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44090102236228">
            <text:p>0.24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33697368635894">
            <text:p>0.13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94068759286516">
            <text:p>0.19</text:p>
          </table:table-cell>
          <table:table-cell office:value-type="float" office:value="0.259926131117267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46570316272191">
            <text:p>0.15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3283828575294">
            <text:p>0.23</text:p>
          </table:table-cell>
          <table:table-cell office:value-type="float" office:value="0.259926131117267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64368703538265">
            <text:p>0.16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38954731953545">
            <text:p>0.24</text:p>
          </table:table-cell>
          <table:table-cell office:value-type="float" office:value="0.259926131117267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71006710783205">
            <text:p>0.17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70498212090606">
            <text:p>0.17</text:p>
          </table:table-cell>
          <table:table-cell office:value-type="float" office:value="0.260156971375808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72948336066319">
            <text:p>0.17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68791242626186">
            <text:p>0.17</text:p>
          </table:table-cell>
          <table:table-cell office:value-type="float" office:value="0.260156971375808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62561433873011">
            <text:p>0.16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32072971894951">
            <text:p>0.13</text:p>
          </table:table-cell>
          <table:table-cell office:value-type="float" office:value="0.260156971375808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67535390809236">
            <text:p>0.17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26214973653703">
            <text:p>0.13</text:p>
          </table:table-cell>
          <table:table-cell office:value-type="float" office:value="0.260156971375808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82128836774252">
            <text:p>0.18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2006400552351">
            <text:p>0.11</text:p>
          </table:table-cell>
          <table:table-cell office:value-type="float" office:value="0.260156971375808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80770818706221">
            <text:p>0.18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81162922514596">
            <text:p>0.09</text:p>
          </table:table-cell>
          <table:table-cell office:value-type="float" office:value="0.260387811634349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42896063333745">
            <text:p>0.14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27526340465533">
            <text:p>0.13</text:p>
          </table:table-cell>
          <table:table-cell office:value-type="float" office:value="0.260387811634349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48980320167571">
            <text:p>0.15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1138407279462">
            <text:p>0.11</text:p>
          </table:table-cell>
          <table:table-cell office:value-type="float" office:value="0.260387811634349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59248728170128">
            <text:p>0.16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08391161453">
            <text:p>0.21</text:p>
          </table:table-cell>
          <table:table-cell office:value-type="float" office:value="0.260387811634349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87821689568546">
            <text:p>0.19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41774333878376">
            <text:p>0.24</text:p>
          </table:table-cell>
          <table:table-cell office:value-type="float" office:value="0.260387811634349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20551744407098">
            <text:p>0.22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27805081721338">
            <text:p>0.23</text:p>
          </table:table-cell>
          <table:table-cell office:value-type="float" office:value="0.260387811634349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58123966383105">
            <text:p>0.16</text:p>
          </table:table-cell>
          <table:table-cell office:value-type="float" office:value="0.249538319482918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17897521185502">
            <text:p>0.12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203084581060056">
            <text:p>0.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0.208311387804895">
            <text:p>0.21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0903728135139">
            <text:p>0.1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7684558200941">
            <text:p>0.18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20399894568161">
            <text:p>0.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7608703258357">
            <text:p>0.18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231165838218109">
            <text:p>0.23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88479938793552">
            <text:p>0.19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13191342459874">
            <text:p>0.11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7830040143406">
            <text:p>0.28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1693044064444">
            <text:p>0.1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83975526750997">
            <text:p>0.28</text:p>
          </table:table-cell>
          <table:table-cell office:value-type="float" office:value="0.2606186518928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2043208393494">
            <text:p>0.1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8933528957601">
            <text:p>0.09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1817229708453">
            <text:p>0.1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65245280642294">
            <text:p>0.17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23144854483069">
            <text:p>0.1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7255016759464">
            <text:p>0.17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226423738025206">
            <text:p>0.23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72638338468859">
            <text:p>0.27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39410281470354">
            <text:p>0.14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76720090130227">
            <text:p>0.18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54453445545155">
            <text:p>0.15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0886392528334807">
            <text:p>0.09</text:p>
          </table:table-cell>
          <table:table-cell office:value-type="float" office:value="0.261080332409972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38069990879679">
            <text:p>0.14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67266446317233">
            <text:p>0.27</text:p>
          </table:table-cell>
          <table:table-cell office:value-type="float" office:value="0.261080332409972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198308425450126">
            <text:p>0.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44033887472505">
            <text:p>0.34</text:p>
          </table:table-cell>
          <table:table-cell office:value-type="float" office:value="0.261080332409972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73370996447507">
            <text:p>0.17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52731314422469">
            <text:p>0.25</text:p>
          </table:table-cell>
          <table:table-cell office:value-type="float" office:value="0.261311172668513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47690879446156">
            <text:p>0.15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92248893782087">
            <text:p>0.1</text:p>
          </table:table-cell>
          <table:table-cell office:value-type="float" office:value="0.261311172668513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.17761346168649">
            <text:p>0.18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65692666189269">
            <text:p>0.17</text:p>
          </table:table-cell>
          <table:table-cell office:value-type="float" office:value="0.261311172668513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65240149004112">
            <text:p>0.17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78003932700898">
            <text:p>0.18</text:p>
          </table:table-cell>
          <table:table-cell office:value-type="float" office:value="0.26131117266851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65534518430745">
            <text:p>0.17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0871095581426">
            <text:p>0.15</text:p>
          </table:table-cell>
          <table:table-cell office:value-type="float" office:value="0.26131117266851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6106486157406">
            <text:p>0.16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1498065139149">
            <text:p>0.21</text:p>
          </table:table-cell>
          <table:table-cell office:value-type="float" office:value="0.261311172668513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72135671183286">
            <text:p>0.17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375449309911293">
            <text:p>0.04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61642870638399">
            <text:p>0.16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8628243137017">
            <text:p>0.13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68568249621542">
            <text:p>0.17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81301243489234">
            <text:p>0.18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22544219559472">
            <text:p>0.22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20430451140973">
            <text:p>0.22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72889088970943">
            <text:p>0.17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93776255910131">
            <text:p>0.19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80121433219893">
            <text:p>0.18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83961531374136">
            <text:p>0.28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206829277395367">
            <text:p>0.21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40949073156167">
            <text:p>0.24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28992356191671">
            <text:p>0.23</text:p>
          </table:table-cell>
          <table:table-cell office:value-type="float" office:value="0.249769159741459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38965461742471">
            <text:p>0.24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06338272923844">
            <text:p>0.1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341491860522074">
            <text:p>0.03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00847420068904">
            <text:p>0.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40444539820346">
            <text:p>0.14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17200084905286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35510702964454">
            <text:p>0.34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20541247874452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01827562961702">
            <text:p>0.1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15223004667458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63134078042886">
            <text:p>0.26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18149904481553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93533669377882">
            <text:p>0.19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3175830917187">
            <text:p>0.2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77890803404609">
            <text:p>0.28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250340904054694">
            <text:p>0.25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668960353429917">
            <text:p>0.07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13332649114909">
            <text:p>0.1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665050978160214">
            <text:p>0.07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24788844751617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66926591915804">
            <text:p>0.17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31537881986317">
            <text:p>0.1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7849703647895">
            <text:p>0.18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36549159927504">
            <text:p>0.1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30621418058235">
            <text:p>0.23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308979667049985">
            <text:p>0.3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11493236734132">
            <text:p>0.11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217756867648054">
            <text:p>0.2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77584771163926">
            <text:p>0.09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0969790979046588">
            <text:p>0.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50649735370749">
            <text:p>0.25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0412607035476">
            <text:p>0.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27931973138207">
            <text:p>0.23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3862024244658">
            <text:p>0.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37746464417921">
            <text:p>0.24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94">
            <text:p>0.94</text:p>
          </table:table-cell>
          <table:table-cell office:value-type="float" office:value="0.127373324345191">
            <text:p>0.1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367411298467739">
            <text:p>0.04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238790519531715">
            <text:p>0.2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28239171660295">
            <text:p>0.13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27734405068193">
            <text:p>0.1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13314501776247">
            <text:p>0.11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32805863129879">
            <text:p>0.1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08062270096778">
            <text:p>0.21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37619806257333">
            <text:p>0.1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0897220284899">
            <text:p>0.15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380746560053">
            <text:p>0.1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53142545245887">
            <text:p>0.15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9883885023314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20439781392213">
            <text:p>0.22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05075889931026">
            <text:p>0.1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72029073062865">
            <text:p>0.27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12283042501627">
            <text:p>0.1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28583224674782">
            <text:p>0.23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05101081609375">
            <text:p>0.1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41004821407328">
            <text:p>0.14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14126700146718">
            <text:p>0.1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8118928047435">
            <text:p>0.18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36274617284757">
            <text:p>0.2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88758913305638">
            <text:p>0.19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266126289615664">
            <text:p>0.2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54806828810883">
            <text:p>0.25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25513338760429">
            <text:p>0.1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70673854070206">
            <text:p>0.05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155937422004931">
            <text:p>0.16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0789651818349339">
            <text:p>0.08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02126131001393">
            <text:p>0.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67206732709295">
            <text:p>0.07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19543377504298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24047556290572">
            <text:p>0.12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1532750348135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75461905750467">
            <text:p>0.18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277097265536618">
            <text:p>0.2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93606445337557">
            <text:p>0.19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20585333311563">
            <text:p>0.2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8">
            <text:p>0.8</text:p>
          </table:table-cell>
          <table:table-cell office:value-type="float" office:value="0.323056217096286">
            <text:p>0.32</text:p>
          </table:table-cell>
          <table:table-cell office:value-type="float" office:value="0.262927054478301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17838740602688">
            <text:p>0.1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683235637827638">
            <text:p>0.07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145115730103822">
            <text:p>0.15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68245422928626">
            <text:p>0.17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304462425911974">
            <text:p>0.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40256535257853">
            <text:p>0.14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77356180008537">
            <text:p>0.2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66095033274008">
            <text:p>0.27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05060261760199">
            <text:p>0.2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4226790416899">
            <text:p>0.24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03435398506693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22046217399519">
            <text:p>0.32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08605757231528">
            <text:p>0.2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458889746753656">
            <text:p>0.05</text:p>
          </table:table-cell>
          <table:table-cell office:value-type="float" office:value="0.263388734995383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40793491216735">
            <text:p>0.1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09075535381479">
            <text:p>0.21</text:p>
          </table:table-cell>
          <table:table-cell office:value-type="float" office:value="0.263388734995383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44343651813684">
            <text:p>0.14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87015322605099">
            <text:p>0.29</text:p>
          </table:table-cell>
          <table:table-cell office:value-type="float" office:value="0.263388734995383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53616055496334">
            <text:p>0.15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35422532090233">
            <text:p>0.34</text:p>
          </table:table-cell>
          <table:table-cell office:value-type="float" office:value="0.263388734995383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58732765276537">
            <text:p>0.16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45586441278897">
            <text:p>0.05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8944095467131">
            <text:p>0.16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42103925003441">
            <text:p>0.14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196909354276637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855635355121025">
            <text:p>0.09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85367366979774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48821239383924">
            <text:p>0.15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45541189560382">
            <text:p>0.15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64634149186052">
            <text:p>0.16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57724165117456">
            <text:p>0.16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29037141397625">
            <text:p>0.23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180951359067721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302687345613499">
            <text:p>0.3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97">
            <text:p>0.97</text:p>
          </table:table-cell>
          <table:table-cell office:value-type="float" office:value="0.202046590609569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40241140343307">
            <text:p>0.34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89490405002881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2">
            <text:p>0.2</text:p>
          </table:table-cell>
          <table:table-cell office:value-type="float" office:value="0.0885613452356238">
            <text:p>0.09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203942031149044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998962009549512">
            <text:p>0.1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198721289067511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6325047292711">
            <text:p>0.1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061570327935">
            <text:p>0.2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0109163939512">
            <text:p>0.2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56873712716899">
            <text:p>0.16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27636204173888">
            <text:p>0.23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183453732450381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9866880640428">
            <text:p>0.19</text:p>
          </table:table-cell>
          <table:table-cell office:value-type="float" office:value="0.264081255771006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87886068302104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99275039478626">
            <text:p>0.2</text:p>
          </table:table-cell>
          <table:table-cell office:value-type="float" office:value="0.264081255771006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87807227679123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90469381614273">
            <text:p>0.29</text:p>
          </table:table-cell>
          <table:table-cell office:value-type="float" office:value="0.264081255771006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86772969329132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466848451061666">
            <text:p>0.05</text:p>
          </table:table-cell>
          <table:table-cell office:value-type="float" office:value="0.264312096029548">
            <text:p>0.26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94499816893819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42584432942318">
            <text:p>0.14</text:p>
          </table:table-cell>
          <table:table-cell office:value-type="float" office:value="0.264312096029548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60186418419782">
            <text:p>0.16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2242642513756">
            <text:p>0.15</text:p>
          </table:table-cell>
          <table:table-cell office:value-type="float" office:value="0.264312096029548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71265158742562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81641797659507">
            <text:p>0.18</text:p>
          </table:table-cell>
          <table:table-cell office:value-type="float" office:value="0.264542936288089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940836876885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53954510360078">
            <text:p>0.25</text:p>
          </table:table-cell>
          <table:table-cell office:value-type="float" office:value="0.264542936288089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82488984472129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12971615043164">
            <text:p>0.31</text:p>
          </table:table-cell>
          <table:table-cell office:value-type="float" office:value="0.264542936288089">
            <text:p>0.26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93303212172246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99134619197458">
            <text:p>0.1</text:p>
          </table:table-cell>
          <table:table-cell office:value-type="float" office:value="0.26477377654663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6584101718399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95586091394476">
            <text:p>0.3</text:p>
          </table:table-cell>
          <table:table-cell office:value-type="float" office:value="0.26477377654663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50419511421394">
            <text:p>0.15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9824451322913">
            <text:p>0.2</text:p>
          </table:table-cell>
          <table:table-cell office:value-type="float" office:value="0.26477377654663">
            <text:p>0.26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67412698005426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54794466227989">
            <text:p>0.15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78432657745391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53349210310861">
            <text:p>0.15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73610317391822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77123623496372">
            <text:p>0.18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68009834084807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91041559271587">
            <text:p>0.19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192219036978118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05603982151229">
            <text:p>0.31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72676825755226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52770268221398">
            <text:p>0.15</text:p>
          </table:table-cell>
          <table:table-cell office:value-type="float" office:value="0.26523545706371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82082185518051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0772031638882">
            <text:p>0.21</text:p>
          </table:table-cell>
          <table:table-cell office:value-type="float" office:value="0.26523545706371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209241147340995">
            <text:p>0.21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65501629295123">
            <text:p>0.27</text:p>
          </table:table-cell>
          <table:table-cell office:value-type="float" office:value="0.26523545706371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21130686496561">
            <text:p>0.2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26113040658902">
            <text:p>0.23</text:p>
          </table:table-cell>
          <table:table-cell office:value-type="float" office:value="0.265466297322253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201674313585079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81579518232477">
            <text:p>0.28</text:p>
          </table:table-cell>
          <table:table-cell office:value-type="float" office:value="0.265466297322253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76035716201748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01676646147889">
            <text:p>0.2</text:p>
          </table:table-cell>
          <table:table-cell office:value-type="float" office:value="0.265697137580794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166066342751444">
            <text:p>0.17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61035937795215">
            <text:p>0.16</text:p>
          </table:table-cell>
          <table:table-cell office:value-type="float" office:value="0.265697137580794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80828199751349">
            <text:p>0.18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53566605164761">
            <text:p>0.15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92074884596455">
            <text:p>0.19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988264876502462">
            <text:p>0.1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201359417605718">
            <text:p>0.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49244133021392">
            <text:p>0.25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218498622621661">
            <text:p>0.22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75411988906331">
            <text:p>0.18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28682591850492">
            <text:p>0.23</text:p>
          </table:table-cell>
          <table:table-cell office:value-type="float" office:value="0.2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81249693851131">
            <text:p>0.28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35321765376837">
            <text:p>0.14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40366398966208">
            <text:p>0.24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4">
            <text:p>0.94</text:p>
          </table:table-cell>
          <table:table-cell office:value-type="float" office:value="0.13573649504447">
            <text:p>0.14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63105154264041">
            <text:p>0.26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204168756254184">
            <text:p>0.2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62682960395416">
            <text:p>0.26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214796845442056">
            <text:p>0.21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94712313365818">
            <text:p>0.29</text:p>
          </table:table-cell>
          <table:table-cell office:value-type="float" office:value="0.26615881809787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9425023267314">
            <text:p>0.19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51432543449814">
            <text:p>0.25</text:p>
          </table:table-cell>
          <table:table-cell office:value-type="float" office:value="0.26615881809787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14769554457178">
            <text:p>0.11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00832025154357">
            <text:p>0.1</text:p>
          </table:table-cell>
          <table:table-cell office:value-type="float" office:value="0.266389658356417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41443809728186">
            <text:p>0.14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63815419639712">
            <text:p>0.16</text:p>
          </table:table-cell>
          <table:table-cell office:value-type="float" office:value="0.266389658356417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145559383550301">
            <text:p>0.15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02149689885774">
            <text:p>0.2</text:p>
          </table:table-cell>
          <table:table-cell office:value-type="float" office:value="0.266389658356417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30686030048074">
            <text:p>0.13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53826219405523">
            <text:p>0.25</text:p>
          </table:table-cell>
          <table:table-cell office:value-type="float" office:value="0.266389658356417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15213207903656">
            <text:p>0.12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75520453077">
            <text:p>0.28</text:p>
          </table:table-cell>
          <table:table-cell office:value-type="float" office:value="0.266389658356417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88">
            <text:p>0.88</text:p>
          </table:table-cell>
          <table:table-cell office:value-type="float" office:value="0.177244450249934">
            <text:p>0.18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455848084849305">
            <text:p>0.05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79741691994411">
            <text:p>0.18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33648151560601">
            <text:p>0.23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5893476521589">
            <text:p>0.16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50068227462195">
            <text:p>0.15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62424279179778">
            <text:p>0.16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75646644725026">
            <text:p>0.18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71818442641114">
            <text:p>0.17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38993919008754">
            <text:p>0.24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19357472248334">
            <text:p>0.19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7541432146914">
            <text:p>0.14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9068374413652">
            <text:p>0.19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90657152920485">
            <text:p>0.19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63205687721156">
            <text:p>0.16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36863356138022">
            <text:p>0.24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44820894164628">
            <text:p>0.14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54955179805604">
            <text:p>0.25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07873332509161">
            <text:p>0.21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19042809525254">
            <text:p>0.32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1558431864674">
            <text:p>0.22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01765516790953">
            <text:p>0.1</text:p>
          </table:table-cell>
          <table:table-cell office:value-type="float" office:value="0.267082179132041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77880306871963">
            <text:p>0.18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760228871062925">
            <text:p>0.08</text:p>
          </table:table-cell>
          <table:table-cell office:value-type="float" office:value="0.267082179132041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217355200332157">
            <text:p>0.22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09881435832363">
            <text:p>0.11</text:p>
          </table:table-cell>
          <table:table-cell office:value-type="float" office:value="0.26708217913204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51423446454854">
            <text:p>0.15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63061302083212">
            <text:p>0.26</text:p>
          </table:table-cell>
          <table:table-cell office:value-type="float" office:value="0.26708217913204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47537863325815">
            <text:p>0.15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35293774623116">
            <text:p>0.14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60032469274316">
            <text:p>0.16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82148663558138">
            <text:p>0.28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71424706038772">
            <text:p>0.17</text:p>
          </table:table-cell>
          <table:table-cell office:value-type="float" office:value="0.25023084025854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35385444341552">
            <text:p>0.24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0956136156356351">
            <text:p>0.1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42552710088101">
            <text:p>0.34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210783904383585">
            <text:p>0.21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55507763935313">
            <text:p>0.16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104778254916459">
            <text:p>0.1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81179017197986">
            <text:p>0.18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256078542054941">
            <text:p>0.26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14005640136875">
            <text:p>0.21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148435900007697">
            <text:p>0.15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35488776874039">
            <text:p>0.34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143767508799593">
            <text:p>0.14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4717001817066">
            <text:p>0.12</text:p>
          </table:table-cell>
          <table:table-cell office:value-type="float" office:value="0.267774699907664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87476703528934">
            <text:p>0.29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4534128892756">
            <text:p>0.12</text:p>
          </table:table-cell>
          <table:table-cell office:value-type="float" office:value="0.267774699907664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1524329796391">
            <text:p>0.1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95776895032341">
            <text:p>0.3</text:p>
          </table:table-cell>
          <table:table-cell office:value-type="float" office:value="0.267774699907664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29072829608619">
            <text:p>0.13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3160109443847">
            <text:p>0.23</text:p>
          </table:table-cell>
          <table:table-cell office:value-type="float" office:value="0.267774699907664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17497719919853">
            <text:p>0.12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991595776195264">
            <text:p>0.1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23799838120141">
            <text:p>0.12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79922232355912">
            <text:p>0.18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25218969333797">
            <text:p>0.13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39297385430346">
            <text:p>0.14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82365825155757">
            <text:p>0.18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61440404186484">
            <text:p>0.16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50842171802581">
            <text:p>0.15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87313190875947">
            <text:p>0.19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88967910933422">
            <text:p>0.19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64860174522349">
            <text:p>0.26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203862724013501">
            <text:p>0.2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77140184692323">
            <text:p>0.28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45126459892749">
            <text:p>0.15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91182679321597">
            <text:p>0.29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69780715770224">
            <text:p>0.17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26243897432548">
            <text:p>0.13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68585510586336">
            <text:p>0.17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48870922971778">
            <text:p>0.08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6955772276558">
            <text:p>0.17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40059433700401">
            <text:p>0.24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97">
            <text:p>0.97</text:p>
          </table:table-cell>
          <table:table-cell office:value-type="float" office:value="0.187204959961559">
            <text:p>0.19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10102562786759">
            <text:p>0.11</text:p>
          </table:table-cell>
          <table:table-cell office:value-type="float" office:value="0.268467220683287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57194673359567">
            <text:p>0.16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04515375087763">
            <text:p>0.2</text:p>
          </table:table-cell>
          <table:table-cell office:value-type="float" office:value="0.268467220683287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82802947426367">
            <text:p>0.18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3290779612468">
            <text:p>0.23</text:p>
          </table:table-cell>
          <table:table-cell office:value-type="float" office:value="0.268698060941828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20017354267307">
            <text:p>0.2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23547688080371">
            <text:p>0.22</text:p>
          </table:table-cell>
          <table:table-cell office:value-type="float" office:value="0.268698060941828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52689095035607">
            <text:p>0.15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78987807694192">
            <text:p>0.18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76">
            <text:p>0.76</text:p>
          </table:table-cell>
          <table:table-cell office:value-type="float" office:value="0.160589485273365">
            <text:p>0.16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51531677369242">
            <text:p>0.15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7481718538976">
            <text:p>0.17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48207775364871">
            <text:p>0.15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82542166904199">
            <text:p>0.18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13987446146956">
            <text:p>0.21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56162747572385">
            <text:p>0.16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213914203674719">
            <text:p>0.21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22507831579635">
            <text:p>0.22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736987215223238">
            <text:p>0.07</text:p>
          </table:table-cell>
          <table:table-cell office:value-type="float" office:value="0.2691597414589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84415214840698">
            <text:p>0.18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72033504932204">
            <text:p>0.17</text:p>
          </table:table-cell>
          <table:table-cell office:value-type="float" office:value="0.2691597414589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152151672564163">
            <text:p>0.15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93092348494214">
            <text:p>0.19</text:p>
          </table:table-cell>
          <table:table-cell office:value-type="float" office:value="0.26915974145891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64199825990814">
            <text:p>0.16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64899128321278">
            <text:p>0.16</text:p>
          </table:table-cell>
          <table:table-cell office:value-type="float" office:value="0.26939058171745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88">
            <text:p>0.88</text:p>
          </table:table-cell>
          <table:table-cell office:value-type="float" office:value="0.207124579847124">
            <text:p>0.21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63045207399822">
            <text:p>0.16</text:p>
          </table:table-cell>
          <table:table-cell office:value-type="float" office:value="0.26939058171745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200280840562334">
            <text:p>0.2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73325044960148">
            <text:p>0.27</text:p>
          </table:table-cell>
          <table:table-cell office:value-type="float" office:value="0.26939058171745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27422074907922">
            <text:p>0.23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738041533613396">
            <text:p>0.07</text:p>
          </table:table-cell>
          <table:table-cell office:value-type="float" office:value="0.269621421975993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61440404186484">
            <text:p>0.16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8903228966698">
            <text:p>0.19</text:p>
          </table:table-cell>
          <table:table-cell office:value-type="float" office:value="0.269621421975993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83597418319482">
            <text:p>0.18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5174627314777">
            <text:p>0.15</text:p>
          </table:table-cell>
          <table:table-cell office:value-type="float" office:value="0.269852262234534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209199161210413">
            <text:p>0.21</text:p>
          </table:table-cell>
          <table:table-cell office:value-type="float" office:value="0.25046168051708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76833919195359">
            <text:p>0.18</text:p>
          </table:table-cell>
          <table:table-cell office:value-type="float" office:value="0.269852262234534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247514304441433">
            <text:p>0.25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53773969998577">
            <text:p>0.25</text:p>
          </table:table-cell>
          <table:table-cell office:value-type="float" office:value="0.269852262234534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131308357805805">
            <text:p>0.13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87185599690236">
            <text:p>0.29</text:p>
          </table:table-cell>
          <table:table-cell office:value-type="float" office:value="0.269852262234534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207951240107018">
            <text:p>0.21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30429448138965">
            <text:p>0.13</text:p>
          </table:table-cell>
          <table:table-cell office:value-type="float" office:value="0.270083102493075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242970005574825">
            <text:p>0.24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98929353670171">
            <text:p>0.2</text:p>
          </table:table-cell>
          <table:table-cell office:value-type="float" office:value="0.270083102493075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142619421384469">
            <text:p>0.14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40571664493496">
            <text:p>0.24</text:p>
          </table:table-cell>
          <table:table-cell office:value-type="float" office:value="0.270083102493075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112437458159655">
            <text:p>0.11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2584199686037">
            <text:p>0.23</text:p>
          </table:table-cell>
          <table:table-cell office:value-type="float" office:value="0.270313942751616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242152209053609">
            <text:p>0.24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6635907938411">
            <text:p>0.27</text:p>
          </table:table-cell>
          <table:table-cell office:value-type="float" office:value="0.270313942751616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86645144887139">
            <text:p>0.19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873432809361974">
            <text:p>0.09</text:p>
          </table:table-cell>
          <table:table-cell office:value-type="float" office:value="0.270544783010157">
            <text:p>0.27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0.199992535799008">
            <text:p>0.2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40562800754817">
            <text:p>0.24</text:p>
          </table:table-cell>
          <table:table-cell office:value-type="float" office:value="0.270544783010157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152395192121536">
            <text:p>0.15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59535400139487">
            <text:p>0.26</text:p>
          </table:table-cell>
          <table:table-cell office:value-type="float" office:value="0.270544783010157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83191085877965">
            <text:p>0.18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14695378959817">
            <text:p>0.11</text:p>
          </table:table-cell>
          <table:table-cell office:value-type="float" office:value="0.270775623268698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68429228878061">
            <text:p>0.17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58940130110354">
            <text:p>0.26</text:p>
          </table:table-cell>
          <table:table-cell office:value-type="float" office:value="0.270775623268698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0686006722446">
            <text:p>0.21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42146844159146">
            <text:p>0.14</text:p>
          </table:table-cell>
          <table:table-cell office:value-type="float" office:value="0.271006463527239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20800862115215">
            <text:p>0.22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11397135146357">
            <text:p>0.11</text:p>
          </table:table-cell>
          <table:table-cell office:value-type="float" office:value="0.271006463527239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76240515216473">
            <text:p>0.18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1620408058538">
            <text:p>0.32</text:p>
          </table:table-cell>
          <table:table-cell office:value-type="float" office:value="0.271006463527239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73366331321887">
            <text:p>0.17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21432520124186">
            <text:p>0.22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75953143478271">
            <text:p>0.18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22044351349271">
            <text:p>0.32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14127866428123">
            <text:p>0.21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74075430416153">
            <text:p>0.17</text:p>
          </table:table-cell>
          <table:table-cell office:value-type="float" office:value="0.271468144044321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52767469146025">
            <text:p>0.15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12022028723178">
            <text:p>0.21</text:p>
          </table:table-cell>
          <table:table-cell office:value-type="float" office:value="0.271468144044321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85895459199978">
            <text:p>0.19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63655872343502">
            <text:p>0.04</text:p>
          </table:table-cell>
          <table:table-cell office:value-type="float" office:value="0.271698984302862">
            <text:p>0.27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9774954340083">
            <text:p>0.2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8592181715973">
            <text:p>0.15</text:p>
          </table:table-cell>
          <table:table-cell office:value-type="float" office:value="0.271698984302862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85">
            <text:p>0.85</text:p>
          </table:table-cell>
          <table:table-cell office:value-type="float" office:value="0.169300674343908">
            <text:p>0.17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765472472259997">
            <text:p>0.08</text:p>
          </table:table-cell>
          <table:table-cell office:value-type="float" office:value="0.271929824561403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8463774133278">
            <text:p>0.18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09918290324763">
            <text:p>0.11</text:p>
          </table:table-cell>
          <table:table-cell office:value-type="float" office:value="0.271929824561403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54253778168612">
            <text:p>0.15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62610884204584">
            <text:p>0.16</text:p>
          </table:table-cell>
          <table:table-cell office:value-type="float" office:value="0.271929824561403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99536286513355">
            <text:p>0.2</text:p>
          </table:table-cell>
          <table:table-cell office:value-type="float" office:value="0.25069252077562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88397832582637">
            <text:p>0.19</text:p>
          </table:table-cell>
          <table:table-cell office:value-type="float" office:value="0.271929824561403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138684854436418">
            <text:p>0.14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65365174370733">
            <text:p>0.17</text:p>
          </table:table-cell>
          <table:table-cell office:value-type="float" office:value="0.272160664819945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137243330619785">
            <text:p>0.14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06128808783498">
            <text:p>0.31</text:p>
          </table:table-cell>
          <table:table-cell office:value-type="float" office:value="0.27239150507848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156177209461808">
            <text:p>0.16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24765752379797">
            <text:p>0.22</text:p>
          </table:table-cell>
          <table:table-cell office:value-type="float" office:value="0.272391505078486">
            <text:p>0.27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51302619701292">
            <text:p>0.15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9735860587386">
            <text:p>0.2</text:p>
          </table:table-cell>
          <table:table-cell office:value-type="float" office:value="0.272391505078486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0.158637596713886">
            <text:p>0.16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22820161739905">
            <text:p>0.12</text:p>
          </table:table-cell>
          <table:table-cell office:value-type="float" office:value="0.272622345337027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53179399738286">
            <text:p>0.15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799150014112">
            <text:p>0.28</text:p>
          </table:table-cell>
          <table:table-cell office:value-type="float" office:value="0.272853185595568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77200598069105">
            <text:p>0.18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24920168037825">
            <text:p>0.22</text:p>
          </table:table-cell>
          <table:table-cell office:value-type="float" office:value="0.273084025854109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71473223345222">
            <text:p>0.17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18325313204871">
            <text:p>0.32</text:p>
          </table:table-cell>
          <table:table-cell office:value-type="float" office:value="0.273084025854109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79">
            <text:p>0.79</text:p>
          </table:table-cell>
          <table:table-cell office:value-type="float" office:value="0.162462066697301">
            <text:p>0.16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60122039686224">
            <text:p>0.16</text:p>
          </table:table-cell>
          <table:table-cell office:value-type="float" office:value="0.27331486611265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81590481277685">
            <text:p>0.18</text:p>
          </table:table-cell>
          <table:table-cell office:value-type="float" office:value="0.250923361034164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609885867701703">
            <text:p>0.06</text:p>
          </table:table-cell>
          <table:table-cell office:value-type="float" office:value="0.274007386888273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1401846923233">
            <text:p>0.11</text:p>
          </table:table-cell>
          <table:table-cell office:value-type="float" office:value="0.25115420129270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43300762981295">
            <text:p>0.24</text:p>
          </table:table-cell>
          <table:table-cell office:value-type="float" office:value="0.274238227146814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280423966616361">
            <text:p>0.28</text:p>
          </table:table-cell>
          <table:table-cell office:value-type="float" office:value="0.25115420129270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312653453475868">
            <text:p>0.31</text:p>
          </table:table-cell>
          <table:table-cell office:value-type="float" office:value="0.274238227146814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47072750301484">
            <text:p>0.15</text:p>
          </table:table-cell>
          <table:table-cell office:value-type="float" office:value="0.251154201292705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608733581673521">
            <text:p>0.06</text:p>
          </table:table-cell>
          <table:table-cell office:value-type="float" office:value="0.274469067405355">
            <text:p>0.27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91">
            <text:p>0.91</text:p>
          </table:table-cell>
          <table:table-cell office:value-type="float" office:value="0.178068311434456">
            <text:p>0.18</text:p>
          </table:table-cell>
          <table:table-cell office:value-type="float" office:value="0.251154201292705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664626451728779">
            <text:p>0.07</text:p>
          </table:table-cell>
          <table:table-cell office:value-type="float" office:value="0.274699907663897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68793108676434">
            <text:p>0.17</text:p>
          </table:table-cell>
          <table:table-cell office:value-type="float" office:value="0.25115420129270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48710675906725">
            <text:p>0.15</text:p>
          </table:table-cell>
          <table:table-cell office:value-type="float" office:value="0.274699907663897">
            <text:p>0.27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181507442041646">
            <text:p>0.18</text:p>
          </table:table-cell>
          <table:table-cell office:value-type="float" office:value="0.25115420129270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306576194330473">
            <text:p>0.31</text:p>
          </table:table-cell>
          <table:table-cell office:value-type="float" office:value="0.274699907663897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0906004716442002">
            <text:p>0.09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92848362424279">
            <text:p>0.19</text:p>
          </table:table-cell>
          <table:table-cell office:value-type="float" office:value="0.274930747922438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271233669144626">
            <text:p>0.27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99660378854852">
            <text:p>0.2</text:p>
          </table:table-cell>
          <table:table-cell office:value-type="float" office:value="0.275161588180979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0.241888162943508">
            <text:p>0.24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17914782150296">
            <text:p>0.12</text:p>
          </table:table-cell>
          <table:table-cell office:value-type="float" office:value="0.27539242843952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24791643826989">
            <text:p>0.12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99333353548878">
            <text:p>0.2</text:p>
          </table:table-cell>
          <table:table-cell office:value-type="float" office:value="0.275623268698061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20696130045042">
            <text:p>0.12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11364945779578">
            <text:p>0.11</text:p>
          </table:table-cell>
          <table:table-cell office:value-type="float" office:value="0.275854108956602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61184288789936">
            <text:p>0.16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598803861791">
            <text:p>0.05</text:p>
          </table:table-cell>
          <table:table-cell office:value-type="float" office:value="0.276315789473684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97351608185429">
            <text:p>0.2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13659021303296">
            <text:p>0.21</text:p>
          </table:table-cell>
          <table:table-cell office:value-type="float" office:value="0.276315789473684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48336532831988">
            <text:p>0.15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348890749755664">
            <text:p>0.03</text:p>
          </table:table-cell>
          <table:table-cell office:value-type="float" office:value="0.276546629732225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7858987247879">
            <text:p>0.16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table:number-columns-repeated="3" office:value-type="float" office:value="0.1">
            <text:p>0.1</text:p>
          </table:table-cell>
          <table:table-cell office:value-type="float" office:value="0.0367611898869407">
            <text:p>0.04</text:p>
          </table:table-cell>
          <table:table-cell office:value-type="float" office:value="0.276777469990766">
            <text:p>0.28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157190941259071">
            <text:p>0.16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64141045408">
            <text:p>0.16</text:p>
          </table:table-cell>
          <table:table-cell office:value-type="float" office:value="0.276777469990766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83016143667209">
            <text:p>0.18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20442580467586">
            <text:p>0.22</text:p>
          </table:table-cell>
          <table:table-cell office:value-type="float" office:value="0.277008310249307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74561069993212">
            <text:p>0.17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72877892669455">
            <text:p>0.17</text:p>
          </table:table-cell>
          <table:table-cell office:value-type="float" office:value="0.277008310249307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90473813483613">
            <text:p>0.19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34799271307378">
            <text:p>0.13</text:p>
          </table:table-cell>
          <table:table-cell office:value-type="float" office:value="0.277239150507849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215832969842295">
            <text:p>0.22</text:p>
          </table:table-cell>
          <table:table-cell office:value-type="float" office:value="0.25138504155124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60347365253678">
            <text:p>0.16</text:p>
          </table:table-cell>
          <table:table-cell office:value-type="float" office:value="0.277239150507849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232588235019699">
            <text:p>0.23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35648790682811">
            <text:p>0.14</text:p>
          </table:table-cell>
          <table:table-cell office:value-type="float" office:value="0.27746999076639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19641811654883">
            <text:p>0.12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55224357553888">
            <text:p>0.26</text:p>
          </table:table-cell>
          <table:table-cell office:value-type="float" office:value="0.27746999076639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  <table:table-cell office:value-type="float" office:value="0.143858478749187">
            <text:p>0.14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24014200642388">
            <text:p>0.22</text:p>
          </table:table-cell>
          <table:table-cell office:value-type="float" office:value="0.277700831024931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81853594362662">
            <text:p>0.18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13823233725126">
            <text:p>0.21</text:p>
          </table:table-cell>
          <table:table-cell office:value-type="float" office:value="0.277931671283472">
            <text:p>0.28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92028699852815">
            <text:p>0.19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86155773209583">
            <text:p>0.19</text:p>
          </table:table-cell>
          <table:table-cell office:value-type="float" office:value="0.277931671283472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142619887897031">
            <text:p>0.14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1457805105047">
            <text:p>0.21</text:p>
          </table:table-cell>
          <table:table-cell office:value-type="float" office:value="0.277931671283472">
            <text:p>0.28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73">
            <text:p>0.73</text:p>
          </table:table-cell>
          <table:table-cell office:value-type="float" office:value="0.161354099362511">
            <text:p>0.16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11111396202121">
            <text:p>0.21</text:p>
          </table:table-cell>
          <table:table-cell office:value-type="float" office:value="0.277931671283472">
            <text:p>0.28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73795522878942">
            <text:p>0.17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35429529778663">
            <text:p>0.14</text:p>
          </table:table-cell>
          <table:table-cell office:value-type="float" office:value="0.278162511542013">
            <text:p>0.28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74901157650923">
            <text:p>0.17</text:p>
          </table:table-cell>
          <table:table-cell office:value-type="float" office:value="0.251846722068329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6468686510556">
            <text:p>0.04</text:p>
          </table:table-cell>
          <table:table-cell office:value-type="float" office:value="0.278393351800554">
            <text:p>0.28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81094111911698">
            <text:p>0.18</text:p>
          </table:table-cell>
          <table:table-cell office:value-type="float" office:value="0.2520775623268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0576609526653">
            <text:p>0.21</text:p>
          </table:table-cell>
          <table:table-cell office:value-type="float" office:value="0.278393351800554">
            <text:p>0.28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20400827593285">
            <text:p>0.2</text:p>
          </table:table-cell>
          <table:table-cell office:value-type="float" office:value="0.25207756232687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87009957710636">
            <text:p>0.19</text:p>
          </table:table-cell>
          <table:table-cell office:value-type="float" office:value="0.278393351800554">
            <text:p>0.28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189160580621535">
            <text:p>0.19</text:p>
          </table:table-cell>
          <table:table-cell office:value-type="float" office:value="0.25207756232687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5317660066291">
            <text:p>0.03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97">
            <text:p>0.97</text:p>
          </table:table-cell>
          <table:table-cell office:value-type="float" office:value="0.142855943253412">
            <text:p>0.14</text:p>
          </table:table-cell>
          <table:table-cell office:value-type="float" office:value="0.252308402585411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35182278120794">
            <text:p>0.14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154370406309116">
            <text:p>0.15</text:p>
          </table:table-cell>
          <table:table-cell office:value-type="float" office:value="0.25230840258541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25689447252591">
            <text:p>0.23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41122849085519">
            <text:p>0.14</text:p>
          </table:table-cell>
          <table:table-cell office:value-type="float" office:value="0.25230840258541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85962170496346">
            <text:p>0.19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47073683326608">
            <text:p>0.15</text:p>
          </table:table-cell>
          <table:table-cell office:value-type="float" office:value="0.252308402585411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5544688404597">
            <text:p>0.08</text:p>
          </table:table-cell>
          <table:table-cell office:value-type="float" office:value="0.278855032317636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23305801316965">
            <text:p>0.12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99785870734034">
            <text:p>0.2</text:p>
          </table:table-cell>
          <table:table-cell office:value-type="float" office:value="0.279085872576177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08035912137024">
            <text:p>0.11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00789805767495">
            <text:p>0.2</text:p>
          </table:table-cell>
          <table:table-cell office:value-type="float" office:value="0.279085872576177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94">
            <text:p>0.94</text:p>
          </table:table-cell>
          <table:table-cell office:value-type="float" office:value="0.165360509245113">
            <text:p>0.17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72179056851553">
            <text:p>0.17</text:p>
          </table:table-cell>
          <table:table-cell office:value-type="float" office:value="0.279316712834718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0.213362319313853">
            <text:p>0.21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11962781627802">
            <text:p>0.21</text:p>
          </table:table-cell>
          <table:table-cell office:value-type="float" office:value="0.279547553093259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75651309850646">
            <text:p>0.18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276334050985158">
            <text:p>0.03</text:p>
          </table:table-cell>
          <table:table-cell office:value-type="float" office:value="0.279778393351801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99268508302757">
            <text:p>0.2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28683524875616">
            <text:p>0.23</text:p>
          </table:table-cell>
          <table:table-cell office:value-type="float" office:value="0.279778393351801">
            <text:p>0.28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93342865740017">
            <text:p>0.19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9867790339924">
            <text:p>0.16</text:p>
          </table:table-cell>
          <table:table-cell office:value-type="float" office:value="0.279778393351801">
            <text:p>0.28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9006841406722">
            <text:p>0.19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60940302720001">
            <text:p>0.16</text:p>
          </table:table-cell>
          <table:table-cell office:value-type="float" office:value="0.279778393351801">
            <text:p>0.28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207549572791121">
            <text:p>0.21</text:p>
          </table:table-cell>
          <table:table-cell office:value-type="float" office:value="0.252539242843952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4949838236769">
            <text:p>0.18</text:p>
          </table:table-cell>
          <table:table-cell office:value-type="float" office:value="0.280240073868883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232997833049149">
            <text:p>0.23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36473818148738">
            <text:p>0.24</text:p>
          </table:table-cell>
          <table:table-cell office:value-type="float" office:value="0.280240073868883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258637829970166">
            <text:p>0.26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25019535213534">
            <text:p>0.23</text:p>
          </table:table-cell>
          <table:table-cell office:value-type="float" office:value="0.280470914127424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130771401846923">
            <text:p>0.13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38557729763268">
            <text:p>0.24</text:p>
          </table:table-cell>
          <table:table-cell office:value-type="float" office:value="0.280470914127424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2482873157567">
            <text:p>0.12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79589608899194">
            <text:p>0.18</text:p>
          </table:table-cell>
          <table:table-cell office:value-type="float" office:value="0.280701754385965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23958452391227">
            <text:p>0.12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556274244074707">
            <text:p>0.06</text:p>
          </table:table-cell>
          <table:table-cell office:value-type="float" office:value="0.280932594644506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97">
            <text:p>0.97</text:p>
          </table:table-cell>
          <table:table-cell office:value-type="float" office:value="0.291692577551882">
            <text:p>0.29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86900793771124">
            <text:p>0.19</text:p>
          </table:table-cell>
          <table:table-cell office:value-type="float" office:value="0.280932594644506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94">
            <text:p>0.94</text:p>
          </table:table-cell>
          <table:table-cell office:value-type="float" office:value="0.164864606391689">
            <text:p>0.16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332637452094991">
            <text:p>0.33</text:p>
          </table:table-cell>
          <table:table-cell office:value-type="float" office:value="0.280932594644506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159942898862409">
            <text:p>0.16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98493397680966">
            <text:p>0.1</text:p>
          </table:table-cell>
          <table:table-cell office:value-type="float" office:value="0.281163434903047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68397972536405">
            <text:p>0.17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37761626076186">
            <text:p>0.14</text:p>
          </table:table-cell>
          <table:table-cell office:value-type="float" office:value="0.281394275161588">
            <text:p>0.28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79588209361508">
            <text:p>0.18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72760098247546">
            <text:p>0.27</text:p>
          </table:table-cell>
          <table:table-cell office:value-type="float" office:value="0.281394275161588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60607212750721">
            <text:p>0.16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572928742538715">
            <text:p>0.06</text:p>
          </table:table-cell>
          <table:table-cell office:value-type="float" office:value="0.281625115420129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79786010687803">
            <text:p>0.18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23479343990035">
            <text:p>0.12</text:p>
          </table:table-cell>
          <table:table-cell office:value-type="float" office:value="0.28185595567867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86776701429628">
            <text:p>0.19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67514397743945">
            <text:p>0.1</text:p>
          </table:table-cell>
          <table:table-cell office:value-type="float" office:value="0.28185595567867">
            <text:p>0.28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60332436851693">
            <text:p>0.16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63843177137152">
            <text:p>0.26</text:p>
          </table:table-cell>
          <table:table-cell office:value-type="float" office:value="0.282086795937211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88785038009111">
            <text:p>0.19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13112735093174">
            <text:p>0.21</text:p>
          </table:table-cell>
          <table:table-cell office:value-type="float" office:value="0.282317636195752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76">
            <text:p>0.76</text:p>
          </table:table-cell>
          <table:table-cell office:value-type="float" office:value="0.189414829967834">
            <text:p>0.19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8096722049483">
            <text:p>0.18</text:p>
          </table:table-cell>
          <table:table-cell office:value-type="float" office:value="0.282779316712835">
            <text:p>0.28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91">
            <text:p>0.91</text:p>
          </table:table-cell>
          <table:table-cell office:value-type="float" office:value="0.178184006549836">
            <text:p>0.18</text:p>
          </table:table-cell>
          <table:table-cell office:value-type="float" office:value="0.252770083102493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03212872014611">
            <text:p>0.2</text:p>
          </table:table-cell>
          <table:table-cell office:value-type="float" office:value="0.282779316712835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21916060394716">
            <text:p>0.12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53512256451286">
            <text:p>0.03</text:p>
          </table:table-cell>
          <table:table-cell office:value-type="float" office:value="0.283240997229917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37037132067374">
            <text:p>0.14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20592330999993">
            <text:p>0.22</text:p>
          </table:table-cell>
          <table:table-cell office:value-type="float" office:value="0.283471837488458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91">
            <text:p>0.91</text:p>
          </table:table-cell>
          <table:table-cell office:value-type="float" office:value="0.171642100892672">
            <text:p>0.17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6872056597304">
            <text:p>0.27</text:p>
          </table:table-cell>
          <table:table-cell office:value-type="float" office:value="0.283702677746999">
            <text:p>0.28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15287150144736">
            <text:p>0.22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74106220245246">
            <text:p>0.17</text:p>
          </table:table-cell>
          <table:table-cell office:value-type="float" office:value="0.283702677746999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165314791014035">
            <text:p>0.17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25580983081922">
            <text:p>0.13</text:p>
          </table:table-cell>
          <table:table-cell office:value-type="float" office:value="0.284164358264081">
            <text:p>0.28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190936127432571">
            <text:p>0.19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64456874412486">
            <text:p>0.06</text:p>
          </table:table-cell>
          <table:table-cell office:value-type="float" office:value="0.284395198522622">
            <text:p>0.2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73">
            <text:p>0.73</text:p>
          </table:table-cell>
          <table:table-cell office:value-type="float" office:value="0.174931014454892">
            <text:p>0.17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83299783304915">
            <text:p>0.18</text:p>
          </table:table-cell>
          <table:table-cell office:value-type="float" office:value="0.284395198522622">
            <text:p>0.28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8464473902121">
            <text:p>0.18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7123296937578">
            <text:p>0.06</text:p>
          </table:table-cell>
          <table:table-cell office:value-type="float" office:value="0.284626038781163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73">
            <text:p>0.73</text:p>
          </table:table-cell>
          <table:table-cell office:value-type="float" office:value="0.148315073254135">
            <text:p>0.15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65159675587164">
            <text:p>0.05</text:p>
          </table:table-cell>
          <table:table-cell office:value-type="float" office:value="0.284856879039704">
            <text:p>0.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97142144045084">
            <text:p>0.2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48038897817421">
            <text:p>0.15</text:p>
          </table:table-cell>
          <table:table-cell office:value-type="float" office:value="0.285087719298246">
            <text:p>0.29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224314634732327">
            <text:p>0.22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4703962790958">
            <text:p>0.1</text:p>
          </table:table-cell>
          <table:table-cell office:value-type="float" office:value="0.285318559556787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70063422382806">
            <text:p>0.17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72942271403013">
            <text:p>0.17</text:p>
          </table:table-cell>
          <table:table-cell office:value-type="float" office:value="0.285318559556787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96859903945064">
            <text:p>0.2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88187435417167">
            <text:p>0.19</text:p>
          </table:table-cell>
          <table:table-cell office:value-type="float" office:value="0.285780240073869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94160195748671">
            <text:p>0.19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11976777004663">
            <text:p>0.21</text:p>
          </table:table-cell>
          <table:table-cell office:value-type="float" office:value="0.286241920590951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83728508349409">
            <text:p>0.18</text:p>
          </table:table-cell>
          <table:table-cell office:value-type="float" office:value="0.25300092336103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23515965226154">
            <text:p>0.22</text:p>
          </table:table-cell>
          <table:table-cell office:value-type="float" office:value="0.286241920590951">
            <text:p>0.2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24777275240079">
            <text:p>0.25</text:p>
          </table:table-cell>
          <table:table-cell office:value-type="float" office:value="0.253231763619575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86193560727107">
            <text:p>0.19</text:p>
          </table:table-cell>
          <table:table-cell office:value-type="float" office:value="0.286472760849492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258536130231647">
            <text:p>0.26</text:p>
          </table:table-cell>
          <table:table-cell office:value-type="float" office:value="0.253231763619575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9933871844334">
            <text:p>0.15</text:p>
          </table:table-cell>
          <table:table-cell office:value-type="float" office:value="0.286703601108033">
            <text:p>0.29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91">
            <text:p>0.91</text:p>
          </table:table-cell>
          <table:table-cell office:value-type="float" office:value="0.186951177127822">
            <text:p>0.19</text:p>
          </table:table-cell>
          <table:table-cell office:value-type="float" office:value="0.25323176361957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51354635851957">
            <text:p>0.25</text:p>
          </table:table-cell>
          <table:table-cell office:value-type="float" office:value="0.286703601108033">
            <text:p>0.29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79">
            <text:p>0.79</text:p>
          </table:table-cell>
          <table:table-cell office:value-type="float" office:value="0.17635994243235">
            <text:p>0.18</text:p>
          </table:table-cell>
          <table:table-cell office:value-type="float" office:value="0.253231763619575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76818757537094">
            <text:p>0.28</text:p>
          </table:table-cell>
          <table:table-cell office:value-type="float" office:value="0.286703601108033">
            <text:p>0.2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0.126656761049933">
            <text:p>0.13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77563078329792">
            <text:p>0.1</text:p>
          </table:table-cell>
          <table:table-cell office:value-type="float" office:value="0.286934441366574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29794991054622">
            <text:p>0.13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1071672657465">
            <text:p>0.12</text:p>
          </table:table-cell>
          <table:table-cell office:value-type="float" office:value="0.287626962142198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140392756925962">
            <text:p>0.14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4860990919333">
            <text:p>0.15</text:p>
          </table:table-cell>
          <table:table-cell office:value-type="float" office:value="0.287626962142198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260112476178702">
            <text:p>0.26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92958226132634">
            <text:p>0.29</text:p>
          </table:table-cell>
          <table:table-cell office:value-type="float" office:value="0.287626962142198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312177610662611">
            <text:p>0.31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8559082649698">
            <text:p>0.19</text:p>
          </table:table-cell>
          <table:table-cell office:value-type="float" office:value="0.288319482917821">
            <text:p>0.29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94">
            <text:p>0.94</text:p>
          </table:table-cell>
          <table:table-cell office:value-type="float" office:value="0.183143501596639">
            <text:p>0.18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4664169269418">
            <text:p>0.15</text:p>
          </table:table-cell>
          <table:table-cell office:value-type="float" office:value="0.289242843951985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0.18526006909051">
            <text:p>0.19</text:p>
          </table:table-cell>
          <table:table-cell office:value-type="float" office:value="0.253462603878116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23442022985074">
            <text:p>0.12</text:p>
          </table:table-cell>
          <table:table-cell office:value-type="float" office:value="0.289704524469067">
            <text:p>0.2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24795375927485">
            <text:p>0.12</text:p>
          </table:table-cell>
          <table:table-cell office:value-type="float" office:value="0.25369344413665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46453221619125">
            <text:p>0.15</text:p>
          </table:table-cell>
          <table:table-cell office:value-type="float" office:value="0.289704524469067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01882144931458">
            <text:p>0.1</text:p>
          </table:table-cell>
          <table:table-cell office:value-type="float" office:value="0.253693444136657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74680030696527">
            <text:p>0.17</text:p>
          </table:table-cell>
          <table:table-cell office:value-type="float" office:value="0.289704524469067">
            <text:p>0.29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65644615395381">
            <text:p>0.17</text:p>
          </table:table-cell>
          <table:table-cell office:value-type="float" office:value="0.25369344413665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845866582072389">
            <text:p>0.08</text:p>
          </table:table-cell>
          <table:table-cell office:value-type="float" office:value="0.29016620498615">
            <text:p>0.29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85550239904085">
            <text:p>0.19</text:p>
          </table:table-cell>
          <table:table-cell office:value-type="float" office:value="0.253693444136657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304875289529359">
            <text:p>0.3</text:p>
          </table:table-cell>
          <table:table-cell office:value-type="float" office:value="0.290397045244691">
            <text:p>0.29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4269126431902">
            <text:p>0.14</text:p>
          </table:table-cell>
          <table:table-cell office:value-type="float" office:value="0.253693444136657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841691294642336">
            <text:p>0.08</text:p>
          </table:table-cell>
          <table:table-cell office:value-type="float" office:value="0.290627885503232">
            <text:p>0.29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17497486663572">
            <text:p>0.22</text:p>
          </table:table-cell>
          <table:table-cell office:value-type="float" office:value="0.253693444136657">
            <text:p>0.25</text:p>
          </table:table-cell>
          <table:table-cell table:number-columns-repeated="29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2949409045212">
            <text:p>0.04</text:p>
          </table:table-cell>
          <table:table-cell office:value-type="float" office:value="0.290858725761773">
            <text:p>0.29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0.211481340663801">
            <text:p>0.21</text:p>
          </table:table-cell>
          <table:table-cell office:value-type="float" office:value="0.25392428439519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01086507756938">
            <text:p>0.2</text:p>
          </table:table-cell>
          <table:table-cell office:value-type="float" office:value="0.291089566020314">
            <text:p>0.29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165987968641026">
            <text:p>0.17</text:p>
          </table:table-cell>
          <table:table-cell office:value-type="float" office:value="0.253924284395198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54308126882087">
            <text:p>0.25</text:p>
          </table:table-cell>
          <table:table-cell office:value-type="float" office:value="0.291320406278855">
            <text:p>0.29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8639089554084">
            <text:p>0.19</text:p>
          </table:table-cell>
          <table:table-cell office:value-type="float" office:value="0.253924284395198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3304121871742">
            <text:p>0.16</text:p>
          </table:table-cell>
          <table:table-cell office:value-type="float" office:value="0.291551246537396">
            <text:p>0.29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15613615635635">
            <text:p>0.16</text:p>
          </table:table-cell>
          <table:table-cell office:value-type="float" office:value="0.253924284395198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00786073666999">
            <text:p>0.2</text:p>
          </table:table-cell>
          <table:table-cell office:value-type="float" office:value="0.291551246537396">
            <text:p>0.29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76">
            <text:p>0.76</text:p>
          </table:table-cell>
          <table:table-cell office:value-type="float" office:value="0.147956325093944">
            <text:p>0.15</text:p>
          </table:table-cell>
          <table:table-cell office:value-type="float" office:value="0.2541551246537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43855912930095">
            <text:p>0.24</text:p>
          </table:table-cell>
          <table:table-cell office:value-type="float" office:value="0.291551246537396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80511437721739">
            <text:p>0.18</text:p>
          </table:table-cell>
          <table:table-cell office:value-type="float" office:value="0.2541551246537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71476022420594">
            <text:p>0.17</text:p>
          </table:table-cell>
          <table:table-cell office:value-type="float" office:value="0.292012927054478">
            <text:p>0.29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164290795940408">
            <text:p>0.16</text:p>
          </table:table-cell>
          <table:table-cell office:value-type="float" office:value="0.25415512465374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21519991229564">
            <text:p>0.12</text:p>
          </table:table-cell>
          <table:table-cell office:value-type="float" office:value="0.292243767313019">
            <text:p>0.29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97256439622778">
            <text:p>0.2</text:p>
          </table:table-cell>
          <table:table-cell office:value-type="float" office:value="0.25415512465374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10089733691304">
            <text:p>0.21</text:p>
          </table:table-cell>
          <table:table-cell office:value-type="float" office:value="0.29247460757156">
            <text:p>0.2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138598549612445">
            <text:p>0.14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61383023141356">
            <text:p>0.16</text:p>
          </table:table-cell>
          <table:table-cell office:value-type="float" office:value="0.292936288088643">
            <text:p>0.2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14471499581305">
            <text:p>0.14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50974428113913">
            <text:p>0.25</text:p>
          </table:table-cell>
          <table:table-cell office:value-type="float" office:value="0.292936288088643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121509727953199">
            <text:p>0.12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24758521435086">
            <text:p>0.12</text:p>
          </table:table-cell>
          <table:table-cell office:value-type="float" office:value="0.293167128347184">
            <text:p>0.29</text:p>
          </table:table-cell>
          <table:table-cell table:number-columns-repeated="8"/>
          <table:table-cell table:number-columns-repeated="2"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5480846160485">
            <text:p>0.15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7399612328061">
            <text:p>0.17</text:p>
          </table:table-cell>
          <table:table-cell office:value-type="float" office:value="0.293167128347184">
            <text:p>0.29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69416835971851">
            <text:p>0.17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59364423285508">
            <text:p>0.16</text:p>
          </table:table-cell>
          <table:table-cell office:value-type="float" office:value="0.293397968605725">
            <text:p>0.29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76">
            <text:p>0.76</text:p>
          </table:table-cell>
          <table:table-cell office:value-type="float" office:value="0.189114862390457">
            <text:p>0.19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26161557965352">
            <text:p>0.23</text:p>
          </table:table-cell>
          <table:table-cell office:value-type="float" office:value="0.294090489381348">
            <text:p>0.29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1633353782134">
            <text:p>0.22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44760247531565">
            <text:p>0.14</text:p>
          </table:table-cell>
          <table:table-cell office:value-type="float" office:value="0.29455216989843">
            <text:p>0.29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98109691098707">
            <text:p>0.2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26131701161383">
            <text:p>0.23</text:p>
          </table:table-cell>
          <table:table-cell office:value-type="float" office:value="0.295244690674054">
            <text:p>0.3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95716015142998">
            <text:p>0.2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72352133012062">
            <text:p>0.17</text:p>
          </table:table-cell>
          <table:table-cell office:value-type="float" office:value="0.296168051708218">
            <text:p>0.3</text:p>
          </table:table-cell>
          <table:table-cell table:number-columns-repeated="8"/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225380615936536">
            <text:p>0.23</text:p>
          </table:table-cell>
          <table:table-cell office:value-type="float" office:value="0.254385964912281">
            <text:p>0.25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52452339910383">
            <text:p>0.25</text:p>
          </table:table-cell>
          <table:table-cell office:value-type="float" office:value="0.296168051708218">
            <text:p>0.3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float" office:value="0.16631965907262">
            <text:p>0.17</text:p>
          </table:table-cell>
          <table:table-cell office:value-type="float" office:value="0.254616805170822">
            <text:p>0.25</text:p>
          </table:table-cell>
          <table:table-cell table:number-columns-repeated="29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861742004557828">
            <text:p>0.09</text:p>
          </table:table-cell>
          <table:table-cell office:value-type="float" office:value="0.297091412742382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134124694142702">
            <text:p>0.13</text:p>
          </table:table-cell>
          <table:table-cell office:value-type="float" office:value="0.25484764542936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09749179521032">
            <text:p>0.21</text:p>
          </table:table-cell>
          <table:table-cell office:value-type="float" office:value="0.297091412742382">
            <text:p>0.3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86072733973544">
            <text:p>0.19</text:p>
          </table:table-cell>
          <table:table-cell office:value-type="float" office:value="0.25484764542936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02719301723997">
            <text:p>0.2</text:p>
          </table:table-cell>
          <table:table-cell office:value-type="float" office:value="0.297322253000923">
            <text:p>0.3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94">
            <text:p>0.94</text:p>
          </table:table-cell>
          <table:table-cell office:value-type="float" office:value="0.200456249285653">
            <text:p>0.2</text:p>
          </table:table-cell>
          <table:table-cell office:value-type="float" office:value="0.254847645429363">
            <text:p>0.25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34764749377789">
            <text:p>0.13</text:p>
          </table:table-cell>
          <table:table-cell office:value-type="float" office:value="0.298938134810711">
            <text:p>0.3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91">
            <text:p>0.91</text:p>
          </table:table-cell>
          <table:table-cell office:value-type="float" office:value="0.206079125195644">
            <text:p>0.21</text:p>
          </table:table-cell>
          <table:table-cell office:value-type="float" office:value="0.254847645429363">
            <text:p>0.25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10265375670903">
            <text:p>0.11</text:p>
          </table:table-cell>
          <table:table-cell office:value-type="float" office:value="0.299861495844875">
            <text:p>0.3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94939271727239">
            <text:p>0.19</text:p>
          </table:table-cell>
          <table:table-cell office:value-type="float" office:value="0.254847645429363">
            <text:p>0.25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73025777151614">
            <text:p>0.17</text:p>
          </table:table-cell>
          <table:table-cell office:value-type="float" office:value="0.30078485687904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0.26828577626524">
            <text:p>0.27</text:p>
          </table:table-cell>
          <table:table-cell office:value-type="float" office:value="0.255078485687904">
            <text:p>0.26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09245579210334">
            <text:p>0.11</text:p>
          </table:table-cell>
          <table:table-cell office:value-type="float" office:value="0.301477377654663">
            <text:p>0.3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193704879488142">
            <text:p>0.19</text:p>
          </table:table-cell>
          <table:table-cell office:value-type="float" office:value="0.255078485687904">
            <text:p>0.26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25970754327487">
            <text:p>0.23</text:p>
          </table:table-cell>
          <table:table-cell office:value-type="float" office:value="0.301708217913204">
            <text:p>0.3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0.21092152558938">
            <text:p>0.21</text:p>
          </table:table-cell>
          <table:table-cell office:value-type="float" office:value="0.255078485687904">
            <text:p>0.26</text:p>
          </table:table-cell>
          <table:table-cell table:number-columns-repeated="2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979130560538169">
            <text:p>0.1</text:p>
          </table:table-cell>
          <table:table-cell office:value-type="float" office:value="0.302862419205909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13482912811135">
            <text:p>0.09</text:p>
          </table:table-cell>
          <table:table-cell office:value-type="float" office:value="0.255309325946445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211398767940324">
            <text:p>0.21</text:p>
          </table:table-cell>
          <table:table-cell office:value-type="float" office:value="0.302862419205909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3513959222137">
            <text:p>0.24</text:p>
          </table:table-cell>
          <table:table-cell office:value-type="float" office:value="0.255309325946445">
            <text:p>0.26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47947927867828">
            <text:p>0.15</text:p>
          </table:table-cell>
          <table:table-cell office:value-type="float" office:value="0.303093259464451">
            <text:p>0.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293065524021898">
            <text:p>0.29</text:p>
          </table:table-cell>
          <table:table-cell office:value-type="float" office:value="0.255309325946445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98710559278585">
            <text:p>0.2</text:p>
          </table:table-cell>
          <table:table-cell office:value-type="float" office:value="0.304016620498615">
            <text:p>0.3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82">
            <text:p>0.82</text:p>
          </table:table-cell>
          <table:table-cell office:value-type="float" office:value="0.197083829974832">
            <text:p>0.2</text:p>
          </table:table-cell>
          <table:table-cell office:value-type="float" office:value="0.255540166204986">
            <text:p>0.26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0496765901664">
            <text:p>0.11</text:p>
          </table:table-cell>
          <table:table-cell office:value-type="float" office:value="0.304478301015697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103971654696732">
            <text:p>0.1</text:p>
          </table:table-cell>
          <table:table-cell office:value-type="float" office:value="0.255771006463527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9172686622519">
            <text:p>0.16</text:p>
          </table:table-cell>
          <table:table-cell office:value-type="float" office:value="0.305632502308403">
            <text:p>0.3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141630414752993">
            <text:p>0.14</text:p>
          </table:table-cell>
          <table:table-cell office:value-type="float" office:value="0.255771006463527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24316034270013">
            <text:p>0.22</text:p>
          </table:table-cell>
          <table:table-cell office:value-type="float" office:value="0.307940904893814">
            <text:p>0.31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87474604222405">
            <text:p>0.19</text:p>
          </table:table-cell>
          <table:table-cell office:value-type="float" office:value="0.255771006463527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97131414256157">
            <text:p>0.2</text:p>
          </table:table-cell>
          <table:table-cell office:value-type="float" office:value="0.309556786703601">
            <text:p>0.31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178981276518323">
            <text:p>0.18</text:p>
          </table:table-cell>
          <table:table-cell office:value-type="float" office:value="0.255771006463527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45182907912753">
            <text:p>0.15</text:p>
          </table:table-cell>
          <table:table-cell office:value-type="float" office:value="0.310480147737765">
            <text:p>0.31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82">
            <text:p>0.82</text:p>
          </table:table-cell>
          <table:table-cell office:value-type="float" office:value="0.19721305395451">
            <text:p>0.2</text:p>
          </table:table-cell>
          <table:table-cell office:value-type="float" office:value="0.256001846722068">
            <text:p>0.26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32592200376476">
            <text:p>0.13</text:p>
          </table:table-cell>
          <table:table-cell office:value-type="float" office:value="0.311865189289012">
            <text:p>0.31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05677457879747">
            <text:p>0.21</text:p>
          </table:table-cell>
          <table:table-cell office:value-type="float" office:value="0.256001846722068">
            <text:p>0.26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33770144595569">
            <text:p>0.13</text:p>
          </table:table-cell>
          <table:table-cell office:value-type="float" office:value="0.312557710064635">
            <text:p>0.31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23548621105495">
            <text:p>0.22</text:p>
          </table:table-cell>
          <table:table-cell office:value-type="float" office:value="0.256001846722068">
            <text:p>0.26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0.12216891020333">
            <text:p>0.12</text:p>
          </table:table-cell>
          <table:table-cell office:value-type="float" office:value="0.315096952908587">
            <text:p>0.32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79">
            <text:p>0.79</text:p>
          </table:table-cell>
          <table:table-cell office:value-type="float" office:value="0.180565086666371">
            <text:p>0.18</text:p>
          </table:table-cell>
          <table:table-cell office:value-type="float" office:value="0.256001846722068">
            <text:p>0.26</text:p>
          </table:table-cell>
          <table:table-cell table:number-columns-repeated="2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082523739658">
            <text:p>0.11</text:p>
          </table:table-cell>
          <table:table-cell office:value-type="float" office:value="0.315327793167128">
            <text:p>0.32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194659364190029">
            <text:p>0.19</text:p>
          </table:table-cell>
          <table:table-cell office:value-type="float" office:value="0.256232686980609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55647017935075">
            <text:p>0.26</text:p>
          </table:table-cell>
          <table:table-cell office:value-type="float" office:value="0.315327793167128">
            <text:p>0.32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office:value-type="float" office:value="0.205096649740036">
            <text:p>0.21</text:p>
          </table:table-cell>
          <table:table-cell office:value-type="float" office:value="0.256232686980609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70305542402493">
            <text:p>0.17</text:p>
          </table:table-cell>
          <table:table-cell office:value-type="float" office:value="0.315558633425669">
            <text:p>0.3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97">
            <text:p>0.97</text:p>
          </table:table-cell>
          <table:table-cell office:value-type="float" office:value="0.123891274582296">
            <text:p>0.12</text:p>
          </table:table-cell>
          <table:table-cell office:value-type="float" office:value="0.25646352723915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84985293191482">
            <text:p>0.18</text:p>
          </table:table-cell>
          <table:table-cell office:value-type="float" office:value="0.31786703601108">
            <text:p>0.3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183280656289872">
            <text:p>0.18</text:p>
          </table:table-cell>
          <table:table-cell office:value-type="float" office:value="0.256925207756233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85177962879595">
            <text:p>0.19</text:p>
          </table:table-cell>
          <table:table-cell office:value-type="float" office:value="0.31786703601108">
            <text:p>0.3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145385374364668">
            <text:p>0.15</text:p>
          </table:table-cell>
          <table:table-cell office:value-type="float" office:value="0.257386888273315">
            <text:p>0.26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134077109861376">
            <text:p>0.13</text:p>
          </table:table-cell>
          <table:table-cell office:value-type="float" office:value="0.321329639889197">
            <text:p>0.3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office:value-type="float" office:value="0.290770282216774">
            <text:p>0.29</text:p>
          </table:table-cell>
          <table:table-cell office:value-type="float" office:value="0.257386888273315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7519366102731">
            <text:p>0.16</text:p>
          </table:table-cell>
          <table:table-cell office:value-type="float" office:value="0.321560480147738">
            <text:p>0.32</text:p>
          </table:table-cell>
          <table:table-cell table:number-columns-repeated="8"/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 office:value-type="float" office:value="0.82">
            <text:p>0.82</text:p>
          </table:table-cell>
          <table:table-cell office:value-type="float" office:value="0.184486591262686">
            <text:p>0.18</text:p>
          </table:table-cell>
          <table:table-cell office:value-type="float" office:value="0.257848568790397">
            <text:p>0.26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22203432132919">
            <text:p>0.12</text:p>
          </table:table-cell>
          <table:table-cell office:value-type="float" office:value="0.323638042474608">
            <text:p>0.32</text:p>
          </table:table-cell>
          <table:table-cell table:number-columns-repeated="8"/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79">
            <text:p>0.79</text:p>
          </table:table-cell>
          <table:table-cell office:value-type="float" office:value="0.194455031687866">
            <text:p>0.19</text:p>
          </table:table-cell>
          <table:table-cell office:value-type="float" office:value="0.258079409048938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56931560274589">
            <text:p>0.16</text:p>
          </table:table-cell>
          <table:table-cell office:value-type="float" office:value="0.325023084025854">
            <text:p>0.33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0.212076144180372">
            <text:p>0.21</text:p>
          </table:table-cell>
          <table:table-cell office:value-type="float" office:value="0.259464450600185">
            <text:p>0.26</text:p>
          </table:table-cell>
          <table:table-cell table:number-columns-repeated="2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20286998528153">
            <text:p>0.12</text:p>
          </table:table-cell>
          <table:table-cell office:value-type="float" office:value="0.325715604801477">
            <text:p>0.3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82">
            <text:p>0.82</text:p>
          </table:table-cell>
          <table:table-cell office:value-type="float" office:value="0.302137327302881">
            <text:p>0.3</text:p>
          </table:table-cell>
          <table:table-cell office:value-type="float" office:value="0.259695290858726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5613499007495">
            <text:p>0.15</text:p>
          </table:table-cell>
          <table:table-cell office:value-type="float" office:value="0.335410895660203">
            <text:p>0.34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0.198171270756893">
            <text:p>0.2</text:p>
          </table:table-cell>
          <table:table-cell office:value-type="float" office:value="0.259926131117267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4440523147187">
            <text:p>0.14</text:p>
          </table:table-cell>
          <table:table-cell office:value-type="float" office:value="0.338180978762696">
            <text:p>0.3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137193413775649">
            <text:p>0.14</text:p>
          </table:table-cell>
          <table:table-cell office:value-type="float" office:value="0.260387811634349">
            <text:p>0.26</text:p>
          </table:table-cell>
          <table:table-cell table:number-columns-repeated="2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33822394002515">
            <text:p>0.13</text:p>
          </table:table-cell>
          <table:table-cell office:value-type="float" office:value="0.338642659279778">
            <text:p>0.34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office:value-type="float" office:value="0.97">
            <text:p>0.97</text:p>
          </table:table-cell>
          <table:table-cell office:value-type="float" office:value="0.222271309710692">
            <text:p>0.22</text:p>
          </table:table-cell>
          <table:table-cell office:value-type="float" office:value="0.260387811634349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60490584610217">
            <text:p>0.16</text:p>
          </table:table-cell>
          <table:table-cell office:value-type="float" office:value="0.342105263157895">
            <text:p>0.34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office:value-type="float" office:value="0.217476027085719">
            <text:p>0.22</text:p>
          </table:table-cell>
          <table:table-cell office:value-type="float" office:value="0.261542012927054">
            <text:p>0.26</text:p>
          </table:table-cell>
          <table:table-cell table:number-columns-repeated="29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560316575425">
            <text:p>0.15</text:p>
          </table:table-cell>
          <table:table-cell office:value-type="float" office:value="0.360341643582641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129380261386988">
            <text:p>0.13</text:p>
          </table:table-cell>
          <table:table-cell office:value-type="float" office:value="0.264081255771006">
            <text:p>0.26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Q1:Sheet1.AU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00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57S</meta:editing-duration>
    <meta:editing-cycles>4</meta:editing-cycles>
    <meta:generator>OpenOffice.org/3.4.1$Win32 OpenOffice.org_project/341m1$Build-9593</meta:generator>
    <dc:date>2014-12-03T00:03:21.30</dc:date>
    <meta:document-statistic meta:table-count="3" meta:cell-count="11046" meta:object-count="0"/>
    <meta:user-defined meta:name="Info 1"/>
    <meta:user-defined meta:name="Info 2"/>
    <meta:user-defined meta:name="Info 3"/>
    <meta:user-defined meta:name="Info 4"/>
  </office:meta>
</office:document-meta>
</file>